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Method">
      <style:text-properties officeooo:paragraph-rsid="001f32ab"/>
    </style:style>
    <style:style style:name="P2" style:family="paragraph" style:parent-style-name="Method">
      <style:text-properties officeooo:paragraph-rsid="0021c5fb"/>
    </style:style>
    <style:style style:name="P3" style:family="paragraph" style:parent-style-name="Method">
      <style:text-properties officeooo:paragraph-rsid="003423a6"/>
    </style:style>
    <style:style style:name="P4" style:family="paragraph" style:parent-style-name="Method">
      <style:text-properties officeooo:paragraph-rsid="003b1a92"/>
    </style:style>
    <style:style style:name="P5" style:family="paragraph" style:parent-style-name="Method">
      <style:text-properties officeooo:paragraph-rsid="003b8975"/>
    </style:style>
    <style:style style:name="P6" style:family="paragraph" style:parent-style-name="Method">
      <style:text-properties officeooo:paragraph-rsid="003cc9bd"/>
    </style:style>
    <style:style style:name="P7" style:family="paragraph" style:parent-style-name="Method">
      <style:text-properties officeooo:paragraph-rsid="00655191"/>
    </style:style>
    <style:style style:name="P8" style:family="paragraph" style:parent-style-name="Text_20_body">
      <style:text-properties officeooo:rsid="0020de3f" officeooo:paragraph-rsid="0020de3f"/>
    </style:style>
    <style:style style:name="P9" style:family="paragraph" style:parent-style-name="Text_20_body">
      <style:text-properties officeooo:paragraph-rsid="0021c5fb"/>
    </style:style>
    <style:style style:name="P10" style:family="paragraph" style:parent-style-name="Text_20_body">
      <style:text-properties officeooo:rsid="00292cd8" officeooo:paragraph-rsid="00292cd8"/>
    </style:style>
    <style:style style:name="P11" style:family="paragraph" style:parent-style-name="Text_20_body">
      <style:text-properties officeooo:rsid="00292cd8" officeooo:paragraph-rsid="002b196d"/>
    </style:style>
    <style:style style:name="P12" style:family="paragraph" style:parent-style-name="Text_20_body">
      <style:text-properties officeooo:rsid="00292cd8" officeooo:paragraph-rsid="0030030b"/>
    </style:style>
    <style:style style:name="P13" style:family="paragraph" style:parent-style-name="Text_20_body">
      <style:text-properties officeooo:rsid="00292cd8" officeooo:paragraph-rsid="00312bb9"/>
    </style:style>
    <style:style style:name="P14" style:family="paragraph" style:parent-style-name="Text_20_body">
      <style:text-properties officeooo:rsid="00292cd8" officeooo:paragraph-rsid="003b1a92"/>
    </style:style>
    <style:style style:name="P15" style:family="paragraph" style:parent-style-name="Text_20_body">
      <style:text-properties officeooo:rsid="00292cd8" officeooo:paragraph-rsid="003b8975"/>
    </style:style>
    <style:style style:name="P16" style:family="paragraph" style:parent-style-name="Text_20_body">
      <style:text-properties officeooo:rsid="00292cd8" officeooo:paragraph-rsid="003cc9bd"/>
    </style:style>
    <style:style style:name="P17" style:family="paragraph" style:parent-style-name="Text_20_body">
      <style:text-properties officeooo:rsid="00292cd8" officeooo:paragraph-rsid="005ffc07"/>
    </style:style>
    <style:style style:name="P18" style:family="paragraph" style:parent-style-name="Text_20_body">
      <style:text-properties officeooo:paragraph-rsid="00292cd8"/>
    </style:style>
    <style:style style:name="P19" style:family="paragraph" style:parent-style-name="Text_20_body">
      <style:text-properties officeooo:rsid="002b196d" officeooo:paragraph-rsid="002b196d"/>
    </style:style>
    <style:style style:name="P20" style:family="paragraph" style:parent-style-name="Text_20_body">
      <style:text-properties officeooo:paragraph-rsid="003b1a92"/>
    </style:style>
    <style:style style:name="P21" style:family="paragraph" style:parent-style-name="Text_20_body">
      <style:text-properties officeooo:rsid="003b8975" officeooo:paragraph-rsid="003b8975"/>
    </style:style>
    <style:style style:name="P22" style:family="paragraph" style:parent-style-name="Text_20_body">
      <style:text-properties officeooo:rsid="003b8975" officeooo:paragraph-rsid="003cc9bd"/>
    </style:style>
    <style:style style:name="P23" style:family="paragraph" style:parent-style-name="Text_20_body">
      <style:paragraph-properties fo:text-align="justify" style:justify-single-word="false"/>
      <style:text-properties officeooo:rsid="004169ad" officeooo:paragraph-rsid="004169ad"/>
    </style:style>
    <style:style style:name="P24" style:family="paragraph" style:parent-style-name="Text_20_body">
      <style:paragraph-properties fo:text-align="justify" style:justify-single-word="false"/>
      <style:text-properties officeooo:rsid="0041b0dc" officeooo:paragraph-rsid="0041b0dc"/>
    </style:style>
    <style:style style:name="P25" style:family="paragraph" style:parent-style-name="Text_20_body">
      <style:text-properties officeooo:rsid="003cc9bd" officeooo:paragraph-rsid="003cc9bd"/>
    </style:style>
    <style:style style:name="P26" style:family="paragraph" style:parent-style-name="Text_20_body">
      <style:text-properties officeooo:rsid="00426446" officeooo:paragraph-rsid="00426446"/>
    </style:style>
    <style:style style:name="P27" style:family="paragraph" style:parent-style-name="Text_20_body">
      <style:text-properties officeooo:rsid="00426446" officeooo:paragraph-rsid="0044280a"/>
    </style:style>
    <style:style style:name="P28" style:family="paragraph" style:parent-style-name="Text_20_body">
      <style:paragraph-properties fo:text-align="justify" style:justify-single-word="false"/>
      <style:text-properties officeooo:rsid="00426446" officeooo:paragraph-rsid="00426446"/>
    </style:style>
    <style:style style:name="P29" style:family="paragraph" style:parent-style-name="Text_20_body">
      <style:text-properties officeooo:paragraph-rsid="00426446"/>
    </style:style>
    <style:style style:name="P30" style:family="paragraph" style:parent-style-name="Text_20_body">
      <style:text-properties officeooo:rsid="003ce22b" officeooo:paragraph-rsid="003ce22b"/>
    </style:style>
    <style:style style:name="P31" style:family="paragraph" style:parent-style-name="Text_20_body">
      <style:paragraph-properties fo:text-align="justify" style:justify-single-word="false"/>
      <style:text-properties officeooo:rsid="00496bca" officeooo:paragraph-rsid="00496bca"/>
    </style:style>
    <style:style style:name="P32" style:family="paragraph" style:parent-style-name="Text_20_body">
      <style:text-properties officeooo:rsid="004ad4d1" officeooo:paragraph-rsid="004ad4d1"/>
    </style:style>
    <style:style style:name="P33" style:family="paragraph" style:parent-style-name="Text_20_body">
      <style:paragraph-properties fo:text-align="justify" style:justify-single-word="false"/>
    </style:style>
    <style:style style:name="P34" style:family="paragraph" style:parent-style-name="Text_20_body">
      <style:text-properties officeooo:rsid="001f32ab" officeooo:paragraph-rsid="00655191"/>
    </style:style>
    <style:style style:name="P35" style:family="paragraph" style:parent-style-name="Text_20_body">
      <style:text-properties officeooo:rsid="004f00b3" officeooo:paragraph-rsid="00655191"/>
    </style:style>
    <style:style style:name="P36" style:family="paragraph" style:parent-style-name="Text_20_body">
      <style:text-properties officeooo:rsid="005d65c3" officeooo:paragraph-rsid="005d65c3"/>
    </style:style>
    <style:style style:name="P37" style:family="paragraph" style:parent-style-name="Standard">
      <style:text-properties officeooo:rsid="001f32ab" officeooo:paragraph-rsid="001f32ab"/>
    </style:style>
    <style:style style:name="P38" style:family="paragraph" style:parent-style-name="Standard">
      <style:text-properties officeooo:paragraph-rsid="001f32ab"/>
    </style:style>
    <style:style style:name="P39" style:family="paragraph" style:parent-style-name="Standard">
      <style:text-properties officeooo:rsid="0021847c" officeooo:paragraph-rsid="0021847c"/>
    </style:style>
    <style:style style:name="P40" style:family="paragraph" style:parent-style-name="Standard">
      <style:paragraph-properties fo:text-align="justify" style:justify-single-word="false"/>
      <style:text-properties officeooo:rsid="0021847c" officeooo:paragraph-rsid="002bac39"/>
    </style:style>
    <style:style style:name="P41" style:family="paragraph" style:parent-style-name="Standard">
      <style:text-properties officeooo:rsid="0021847c" officeooo:paragraph-rsid="002bac39"/>
    </style:style>
    <style:style style:name="P42" style:family="paragraph" style:parent-style-name="Standard">
      <style:text-properties officeooo:rsid="0021847c" officeooo:paragraph-rsid="00655191"/>
    </style:style>
    <style:style style:name="P43" style:family="paragraph" style:parent-style-name="Standard">
      <style:text-properties officeooo:paragraph-rsid="0021c5fb"/>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ext-properties officeooo:paragraph-rsid="00496bca"/>
    </style:style>
    <style:style style:name="P46" style:family="paragraph" style:parent-style-name="Standard">
      <style:paragraph-properties fo:text-align="justify" style:justify-single-word="false"/>
      <style:text-properties officeooo:paragraph-rsid="0045a38e"/>
    </style:style>
    <style:style style:name="P47" style:family="paragraph" style:parent-style-name="Standard">
      <style:paragraph-properties fo:text-align="justify" style:justify-single-word="false"/>
      <style:text-properties officeooo:paragraph-rsid="001d6c15"/>
    </style:style>
    <style:style style:name="P48" style:family="paragraph" style:parent-style-name="Standard">
      <style:paragraph-properties fo:text-align="justify" style:justify-single-word="false"/>
      <style:text-properties officeooo:paragraph-rsid="001a2e72"/>
    </style:style>
    <style:style style:name="P49" style:family="paragraph" style:parent-style-name="Standard">
      <style:paragraph-properties fo:text-align="justify" style:justify-single-word="false"/>
      <style:text-properties officeooo:paragraph-rsid="004ad4d1"/>
    </style:style>
    <style:style style:name="P50" style:family="paragraph" style:parent-style-name="Standard">
      <style:paragraph-properties fo:text-align="justify" style:justify-single-word="false"/>
      <style:text-properties officeooo:paragraph-rsid="00655191"/>
    </style:style>
    <style:style style:name="P51" style:family="paragraph" style:parent-style-name="Standard">
      <style:paragraph-properties fo:text-align="justify" style:justify-single-word="false"/>
      <style:text-properties officeooo:paragraph-rsid="0021c5fb"/>
    </style:style>
    <style:style style:name="P52" style:family="paragraph" style:parent-style-name="Standard">
      <style:paragraph-properties fo:text-align="justify" style:justify-single-word="false"/>
      <style:text-properties officeooo:paragraph-rsid="00350ba2"/>
    </style:style>
    <style:style style:name="P53" style:family="paragraph" style:parent-style-name="Standard">
      <style:text-properties officeooo:rsid="00330c20" officeooo:paragraph-rsid="00330c20"/>
    </style:style>
    <style:style style:name="P54" style:family="paragraph" style:parent-style-name="Standard">
      <style:text-properties officeooo:paragraph-rsid="00350ba2"/>
    </style:style>
    <style:style style:name="P55" style:family="paragraph" style:parent-style-name="Standard">
      <style:paragraph-properties fo:text-align="justify" style:justify-single-word="false"/>
      <style:text-properties officeooo:rsid="0045a38e" officeooo:paragraph-rsid="00496bca"/>
    </style:style>
    <style:style style:name="P56" style:family="paragraph" style:parent-style-name="Standard">
      <style:paragraph-properties fo:text-align="justify" style:justify-single-word="false"/>
      <style:text-properties officeooo:rsid="00490595" officeooo:paragraph-rsid="00496bca"/>
    </style:style>
    <style:style style:name="P57" style:family="paragraph" style:parent-style-name="Standard">
      <style:text-properties officeooo:rsid="00496bca" officeooo:paragraph-rsid="00496bca"/>
    </style:style>
    <style:style style:name="P58" style:family="paragraph" style:parent-style-name="Standard">
      <style:paragraph-properties fo:text-align="justify" style:justify-single-word="false"/>
      <style:text-properties officeooo:rsid="00496bca" officeooo:paragraph-rsid="00496bca"/>
    </style:style>
    <style:style style:name="P59" style:family="paragraph" style:parent-style-name="Standard">
      <style:text-properties officeooo:paragraph-rsid="00496bca"/>
    </style:style>
    <style:style style:name="P60" style:family="paragraph" style:parent-style-name="Standard">
      <style:paragraph-properties fo:text-align="justify" style:justify-single-word="false"/>
      <style:text-properties officeooo:rsid="001d6c15" officeooo:paragraph-rsid="001d6c15"/>
    </style:style>
    <style:style style:name="P61" style:family="paragraph" style:parent-style-name="Standard">
      <style:paragraph-properties fo:text-align="justify" style:justify-single-word="false"/>
      <style:text-properties fo:font-weight="bold" officeooo:paragraph-rsid="00655191" style:font-weight-asian="bold" style:font-weight-complex="bold"/>
    </style:style>
    <style:style style:name="P62" style:family="paragraph" style:parent-style-name="Standard">
      <style:text-properties officeooo:paragraph-rsid="005d65c3"/>
    </style:style>
    <style:style style:name="P63" style:family="paragraph" style:parent-style-name="Standard">
      <style:text-properties officeooo:paragraph-rsid="00655191"/>
    </style:style>
    <style:style style:name="P64" style:family="paragraph" style:parent-style-name="Standard">
      <style:text-properties officeooo:rsid="0067e80e" officeooo:paragraph-rsid="0067e80e"/>
    </style:style>
    <style:style style:name="P65" style:family="paragraph" style:parent-style-name="Code">
      <style:text-properties officeooo:paragraph-rsid="0021c5fb"/>
    </style:style>
    <style:style style:name="P66" style:family="paragraph" style:parent-style-name="Code">
      <style:text-properties officeooo:rsid="0045a38e" officeooo:paragraph-rsid="0045a38e"/>
    </style:style>
    <style:style style:name="P67" style:family="paragraph" style:parent-style-name="Code">
      <style:paragraph-properties fo:text-align="justify" style:justify-single-word="false"/>
      <style:text-properties officeooo:rsid="0045a38e" officeooo:paragraph-rsid="0045a38e"/>
    </style:style>
    <style:style style:name="P68" style:family="paragraph" style:parent-style-name="Code">
      <style:paragraph-properties fo:text-align="justify" style:justify-single-word="false"/>
      <style:text-properties officeooo:rsid="0045a38e" officeooo:paragraph-rsid="00490595"/>
    </style:style>
    <style:style style:name="P69" style:family="paragraph" style:parent-style-name="Code">
      <style:text-properties officeooo:paragraph-rsid="0045a38e"/>
    </style:style>
    <style:style style:name="P70" style:family="paragraph" style:parent-style-name="Code">
      <style:text-properties officeooo:paragraph-rsid="004ad4d1"/>
    </style:style>
    <style:style style:name="P71" style:family="paragraph" style:parent-style-name="Code">
      <style:text-properties officeooo:paragraph-rsid="004bfb68"/>
    </style:style>
    <style:style style:name="P72" style:family="paragraph" style:parent-style-name="Code">
      <style:paragraph-properties fo:text-align="justify" style:justify-single-word="false"/>
    </style:style>
    <style:style style:name="P73" style:family="paragraph" style:parent-style-name="Code">
      <style:text-properties style:font-name="Courier 10 Pitch" fo:font-size="10pt" officeooo:rsid="003ce22b" style:font-size-asian="10pt" style:font-size-complex="10pt"/>
    </style:style>
    <style:style style:name="P74" style:family="paragraph" style:parent-style-name="Code">
      <style:text-properties officeooo:paragraph-rsid="005d65e5"/>
    </style:style>
    <style:style style:name="P75" style:family="paragraph" style:parent-style-name="Code">
      <style:text-properties officeooo:paragraph-rsid="003423a6"/>
    </style:style>
    <style:style style:name="P76" style:family="paragraph" style:parent-style-name="Code">
      <style:text-properties officeooo:rsid="0061409e" officeooo:paragraph-rsid="00655191"/>
    </style:style>
    <style:style style:name="P77" style:family="paragraph" style:parent-style-name="Grand_20_titre">
      <style:text-properties fo:font-size="28pt" officeooo:rsid="004169ad" officeooo:paragraph-rsid="004169ad" style:font-size-asian="28pt" style:font-size-complex="28pt"/>
    </style:style>
    <style:style style:name="P78"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79" style:family="paragraph" style:parent-style-name="Heading_20_2">
      <style:text-properties officeooo:rsid="004ad4d1" officeooo:paragraph-rsid="004ad4d1"/>
    </style:style>
    <style:style style:name="P80" style:family="paragraph" style:parent-style-name="Heading_20_2">
      <style:text-properties officeooo:rsid="003423a6" officeooo:paragraph-rsid="003423a6"/>
    </style:style>
    <style:style style:name="P81" style:family="paragraph" style:parent-style-name="Heading_20_2">
      <style:text-properties officeooo:rsid="005d65e5" officeooo:paragraph-rsid="005d65e5"/>
    </style:style>
    <style:style style:name="P82" style:family="paragraph" style:parent-style-name="Standard" style:list-style-name="L1">
      <style:paragraph-properties fo:text-align="justify" style:justify-single-word="false"/>
      <style:text-properties officeooo:paragraph-rsid="00655191"/>
    </style:style>
    <style:style style:name="P83" style:family="paragraph" style:parent-style-name="Standard" style:list-style-name="L1">
      <style:paragraph-properties fo:text-align="justify" style:justify-single-word="false"/>
      <style:text-properties officeooo:rsid="004f00b3" officeooo:paragraph-rsid="00655191"/>
    </style:style>
    <style:style style:name="P84" style:family="paragraph" style:parent-style-name="Grand_20_titre">
      <style:text-properties fo:font-size="28pt" officeooo:rsid="004169ad" officeooo:paragraph-rsid="004169ad" style:font-size-asian="28pt" style:font-size-complex="28pt"/>
    </style:style>
    <style:style style:name="P85" style:family="paragraph" style:parent-style-name="Grand_20_titre">
      <style:text-properties fo:font-size="28pt" officeooo:rsid="006bf6a5" officeooo:paragraph-rsid="006bf6a5" style:font-size-asian="28pt" style:font-size-complex="28pt"/>
    </style:style>
    <style:style style:name="P86" style:family="paragraph" style:parent-style-name="Heading_20_3">
      <style:text-properties officeooo:paragraph-rsid="00655191"/>
    </style:style>
    <style:style style:name="P87" style:family="paragraph" style:parent-style-name="Heading_20_3">
      <style:text-properties officeooo:paragraph-rsid="004ad4d1"/>
    </style:style>
    <style:style style:name="P88" style:family="paragraph" style:parent-style-name="Heading_20_3">
      <style:text-properties officeooo:rsid="003423a6" officeooo:paragraph-rsid="00350ba2"/>
    </style:style>
    <style:style style:name="P89" style:family="paragraph" style:parent-style-name="Heading_20_3">
      <style:text-properties officeooo:rsid="0037e0f4" officeooo:paragraph-rsid="0037e0f4"/>
    </style:style>
    <style:style style:name="P90" style:family="paragraph" style:parent-style-name="Heading_20_3">
      <style:text-properties officeooo:rsid="003b1a92" officeooo:paragraph-rsid="003b1a92"/>
    </style:style>
    <style:style style:name="P91" style:family="paragraph" style:parent-style-name="Heading_20_3">
      <style:text-properties officeooo:paragraph-rsid="003b1a92"/>
    </style:style>
    <style:style style:name="P92" style:family="paragraph" style:parent-style-name="Heading_20_3">
      <style:text-properties officeooo:rsid="003b8975" officeooo:paragraph-rsid="003b8975"/>
    </style:style>
    <style:style style:name="P93" style:family="paragraph" style:parent-style-name="Heading_20_3">
      <style:text-properties officeooo:rsid="003b8975" officeooo:paragraph-rsid="003cc9bd"/>
    </style:style>
    <style:style style:name="P94" style:family="paragraph" style:parent-style-name="Heading_20_3">
      <style:text-properties officeooo:paragraph-rsid="003b8975"/>
    </style:style>
    <style:style style:name="P95" style:family="paragraph" style:parent-style-name="Heading_20_3">
      <style:text-properties officeooo:paragraph-rsid="003cc9bd"/>
    </style:style>
    <style:style style:name="P96" style:family="paragraph" style:parent-style-name="Text_20_body" style:list-style-name="L2">
      <style:text-properties officeooo:rsid="00292cd8" officeooo:paragraph-rsid="00292cd8"/>
    </style:style>
    <style:style style:name="P97" style:family="paragraph" style:parent-style-name="Heading_20_1">
      <style:text-properties officeooo:rsid="0041b0dc" officeooo:paragraph-rsid="0041b0dc"/>
    </style:style>
    <style:style style:name="P98" style:family="paragraph" style:parent-style-name="Heading_20_1">
      <style:text-properties officeooo:rsid="00426446"/>
    </style:style>
    <style:style style:name="P99" style:family="paragraph" style:parent-style-name="Heading_20_1">
      <style:text-properties officeooo:paragraph-rsid="00655191"/>
    </style:style>
    <style:style style:name="P100" style:family="paragraph" style:parent-style-name="Heading_20_1">
      <style:text-properties officeooo:rsid="00496bca" officeooo:paragraph-rsid="00496bca"/>
    </style:style>
    <style:style style:name="P101" style:family="paragraph" style:parent-style-name="Heading_20_1">
      <style:text-properties officeooo:rsid="004bfb68" officeooo:paragraph-rsid="0021c5fb"/>
    </style:style>
    <style:style style:name="P102" style:family="paragraph" style:parent-style-name="Heading_20_1">
      <style:text-properties officeooo:rsid="005d65e5" officeooo:paragraph-rsid="005d65e5"/>
    </style:style>
    <style:style style:name="P103" style:family="paragraph" style:parent-style-name="Heading_20_1">
      <style:paragraph-properties fo:break-before="page"/>
      <style:text-properties officeooo:rsid="00292cd8" officeooo:paragraph-rsid="00292cd8"/>
    </style:style>
    <style:style style:name="P104" style:family="paragraph" style:parent-style-name="Heading_20_1">
      <style:paragraph-properties fo:break-before="page"/>
      <style:text-properties officeooo:rsid="003b1a92" officeooo:paragraph-rsid="003b1a92"/>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a2e72" style:font-weight-asian="bold" style:font-weight-complex="bold"/>
    </style:style>
    <style:style style:name="T4" style:family="text">
      <style:text-properties fo:font-weight="bold" officeooo:rsid="001bd89c" style:font-weight-asian="bold" style:font-weight-complex="bold"/>
    </style:style>
    <style:style style:name="T5" style:family="text">
      <style:text-properties fo:font-weight="bold" officeooo:rsid="001d6c15" style:font-weight-asian="bold" style:font-weight-complex="bold"/>
    </style:style>
    <style:style style:name="T6" style:family="text">
      <style:text-properties fo:font-weight="bold" officeooo:rsid="001f32ab" style:font-weight-asian="bold" style:font-weight-complex="bold"/>
    </style:style>
    <style:style style:name="T7" style:family="text">
      <style:text-properties fo:font-weight="bold" officeooo:rsid="0020de3f" style:font-weight-asian="bold" style:font-weight-complex="bold"/>
    </style:style>
    <style:style style:name="T8" style:family="text">
      <style:text-properties fo:font-weight="bold" officeooo:rsid="0030030b" style:font-weight-asian="bold" style:font-weight-complex="bold"/>
    </style:style>
    <style:style style:name="T9" style:family="text">
      <style:text-properties fo:font-weight="bold" officeooo:rsid="00312bb9" style:font-weight-asian="bold" style:font-weight-complex="bold"/>
    </style:style>
    <style:style style:name="T10" style:family="text">
      <style:text-properties fo:font-weight="bold" officeooo:rsid="00350ba2" style:font-weight-asian="bold" style:font-weight-complex="bold"/>
    </style:style>
    <style:style style:name="T11" style:family="text">
      <style:text-properties fo:font-weight="bold" officeooo:rsid="00356898" style:font-weight-asian="bold" style:font-weight-complex="bold"/>
    </style:style>
    <style:style style:name="T12" style:family="text">
      <style:text-properties fo:font-weight="bold" officeooo:rsid="003b1a92" style:font-weight-asian="bold" style:font-weight-complex="bold"/>
    </style:style>
    <style:style style:name="T13" style:family="text">
      <style:text-properties fo:font-weight="bold" officeooo:rsid="003b8975" style:font-weight-asian="bold" style:font-weight-complex="bold"/>
    </style:style>
    <style:style style:name="T14" style:family="text">
      <style:text-properties fo:font-weight="bold" officeooo:rsid="003cc9bd" style:font-weight-asian="bold" style:font-weight-complex="bold"/>
    </style:style>
    <style:style style:name="T15" style:family="text">
      <style:text-properties fo:font-weight="bold" officeooo:rsid="0044280a" style:font-weight-asian="bold" style:font-weight-complex="bold"/>
    </style:style>
    <style:style style:name="T16" style:family="text">
      <style:text-properties fo:font-weight="bold" officeooo:rsid="005ffc07" style:font-weight-asian="bold" style:font-weight-complex="bold"/>
    </style:style>
    <style:style style:name="T17" style:family="text">
      <style:text-properties fo:font-weight="bold" officeooo:rsid="0052f21d"/>
    </style:style>
    <style:style style:name="T18" style:family="text">
      <style:text-properties officeooo:rsid="001a2e72"/>
    </style:style>
    <style:style style:name="T19" style:family="text">
      <style:text-properties officeooo:rsid="001d6c15"/>
    </style:style>
    <style:style style:name="T20" style:family="text">
      <style:text-properties fo:font-weight="normal" officeooo:rsid="001d6c15" style:font-weight-asian="normal" style:font-weight-complex="normal"/>
    </style:style>
    <style:style style:name="T21" style:family="text">
      <style:text-properties fo:font-weight="normal" officeooo:rsid="003b8975" style:font-weight-asian="normal" style:font-weight-complex="normal"/>
    </style:style>
    <style:style style:name="T22" style:family="text">
      <style:text-properties officeooo:rsid="001f32ab"/>
    </style:style>
    <style:style style:name="T23" style:family="text">
      <style:text-properties officeooo:rsid="0020de3f"/>
    </style:style>
    <style:style style:name="T24" style:family="text">
      <style:text-properties officeooo:rsid="0021847c"/>
    </style:style>
    <style:style style:name="T25" style:family="text">
      <style:text-properties officeooo:rsid="0021c5fb"/>
    </style:style>
    <style:style style:name="T26" style:family="text">
      <style:text-properties fo:color="#cc0000"/>
    </style:style>
    <style:style style:name="T27" style:family="text">
      <style:text-properties fo:color="#cc0000" fo:font-weight="bold"/>
    </style:style>
    <style:style style:name="T28" style:family="text">
      <style:text-properties officeooo:rsid="002e1112"/>
    </style:style>
    <style:style style:name="T29" style:family="text">
      <style:text-properties officeooo:rsid="0030030b"/>
    </style:style>
    <style:style style:name="T30" style:family="text">
      <style:text-properties officeooo:rsid="00312bb9"/>
    </style:style>
    <style:style style:name="T31" style:family="text">
      <style:text-properties officeooo:rsid="003423a6"/>
    </style:style>
    <style:style style:name="T32" style:family="text">
      <style:text-properties officeooo:rsid="00356898"/>
    </style:style>
    <style:style style:name="T33" style:family="text">
      <style:text-properties officeooo:rsid="003b1a92"/>
    </style:style>
    <style:style style:name="T34" style:family="text">
      <style:text-properties officeooo:rsid="003b8975"/>
    </style:style>
    <style:style style:name="T35" style:family="text">
      <style:text-properties officeooo:rsid="003cc9bd"/>
    </style:style>
    <style:style style:name="T36" style:family="text">
      <style:text-properties officeooo:rsid="00426446"/>
    </style:style>
    <style:style style:name="T37" style:family="text">
      <style:text-properties style:font-name="Times New Roman" fo:font-size="12pt" style:font-size-asian="12pt" style:font-size-complex="12pt"/>
    </style:style>
    <style:style style:name="T38" style:family="text">
      <style:text-properties style:font-name="Times New Roman" fo:font-size="12pt" officeooo:rsid="00426446" style:font-size-asian="12pt" style:font-size-complex="12pt"/>
    </style:style>
    <style:style style:name="T39" style:family="text">
      <style:text-properties style:font-name="Times New Roman" fo:font-size="12pt" officeooo:rsid="0052cdfc" style:font-size-asian="12pt" style:font-size-complex="12pt"/>
    </style:style>
    <style:style style:name="T40" style:family="text">
      <style:text-properties style:font-name="Times New Roman" fo:font-size="12pt" officeooo:rsid="005ffc07" style:font-size-asian="12pt" style:font-size-complex="12pt"/>
    </style:style>
    <style:style style:name="T41" style:family="text">
      <style:text-properties style:font-name="Times New Roman" fo:font-size="12pt" fo:font-weight="bold" officeooo:rsid="0052cdfc" style:font-size-asian="12pt" style:font-weight-asian="bold" style:font-size-complex="12pt" style:font-weight-complex="bold"/>
    </style:style>
    <style:style style:name="T42" style:family="text">
      <style:text-properties style:font-name="Times New Roman" fo:font-size="12pt" fo:font-weight="bold" officeooo:rsid="001f32ab" style:font-size-asian="12pt" style:font-weight-asian="bold" style:font-size-complex="12pt" style:font-weight-complex="bold"/>
    </style:style>
    <style:style style:name="T43" style:family="text">
      <style:text-properties style:font-name="Times New Roman" fo:font-size="12pt" fo:font-weight="bold" officeooo:rsid="005ffc07" style:font-size-asian="12pt" style:font-weight-asian="bold" style:font-size-complex="12pt" style:font-weight-complex="bold"/>
    </style:style>
    <style:style style:name="T44" style:family="text">
      <style:text-properties style:font-name="Times New Roman" fo:font-size="12pt" fo:font-weight="normal" officeooo:rsid="005ffc07" style:font-size-asian="12pt" style:font-weight-asian="normal" style:font-size-complex="12pt" style:font-weight-complex="normal"/>
    </style:style>
    <style:style style:name="T45" style:family="text">
      <style:text-properties officeooo:rsid="0044280a"/>
    </style:style>
    <style:style style:name="T46" style:family="text">
      <style:text-properties officeooo:rsid="0045a38e"/>
    </style:style>
    <style:style style:name="T47" style:family="text">
      <style:text-properties officeooo:rsid="004790ec"/>
    </style:style>
    <style:style style:name="T48" style:family="text">
      <style:text-properties officeooo:rsid="00490595"/>
    </style:style>
    <style:style style:name="T49" style:family="text">
      <style:text-properties officeooo:rsid="00496bca"/>
    </style:style>
    <style:style style:name="T50" style:family="text">
      <style:text-properties officeooo:rsid="004ad4d1"/>
    </style:style>
    <style:style style:name="T51" style:family="text">
      <style:text-properties officeooo:rsid="004bfb68"/>
    </style:style>
    <style:style style:name="T52" style:family="text">
      <style:text-properties officeooo:rsid="004d1c35"/>
    </style:style>
    <style:style style:name="T53" style:family="text">
      <style:text-properties officeooo:rsid="004f00b3"/>
    </style:style>
    <style:style style:name="T54" style:family="text">
      <style:text-properties fo:font-style="italic" officeooo:rsid="004f00b3" style:font-style-asian="italic" style:font-style-complex="italic"/>
    </style:style>
    <style:style style:name="T55" style:family="text">
      <style:text-properties officeooo:rsid="0050302a"/>
    </style:style>
    <style:style style:name="T56" style:family="text">
      <style:text-properties officeooo:rsid="005158a6"/>
    </style:style>
    <style:style style:name="T57" style:family="text">
      <style:text-properties officeooo:rsid="0052cdfc"/>
    </style:style>
    <style:style style:name="T58" style:family="text">
      <style:text-properties officeooo:rsid="0052f21d"/>
    </style:style>
    <style:style style:name="T59" style:family="text">
      <style:text-properties officeooo:rsid="00567672"/>
    </style:style>
    <style:style style:name="T60" style:family="text">
      <style:text-properties officeooo:rsid="0057309f"/>
    </style:style>
    <style:style style:name="T61" style:family="text">
      <style:text-properties officeooo:rsid="005919a0"/>
    </style:style>
    <style:style style:name="T62" style:family="text">
      <style:text-properties officeooo:rsid="0059a0da"/>
    </style:style>
    <style:style style:name="T63" style:family="text">
      <style:text-properties officeooo:rsid="005a6a7e"/>
    </style:style>
    <style:style style:name="T64" style:family="text">
      <style:text-properties officeooo:rsid="005bf557"/>
    </style:style>
    <style:style style:name="T65" style:family="text">
      <style:text-properties officeooo:rsid="005d65c3"/>
    </style:style>
    <style:style style:name="T66" style:family="text">
      <style:text-properties officeooo:rsid="005d65e5"/>
    </style:style>
    <style:style style:name="T67" style:family="text">
      <style:text-properties officeooo:rsid="005ffc07"/>
    </style:style>
    <style:style style:name="T68" style:family="text">
      <style:text-properties officeooo:rsid="00655191"/>
    </style:style>
    <style:style style:name="T69" style:family="text">
      <style:text-properties officeooo:rsid="006bf6a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T69">PCP</text:span> Toolkit</text:p>
      <text:p text:style-name="P85">Perl Corpus Processor</text:p>
      <text:p text:style-name="P77">Documentation</text:p>
      <text:p text:style-name="Text_20_body"/>
      <text:table-of-content text:style-name="Sect1" text:protected="true" text:name="Table des matières1">
        <text:table-of-content-source text:outline-level="1" text:relative-tab-stop-position="false">
          <text:index-title-template text:style-name="Contents_20_Heading">Index</text:index-title-template>
          <text:table-of-content-entry-template text:outline-level="1" text:style-name="Contents_20_1">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Index</text:p>
          </text:index-title>
          <text:p text:style-name="P78"><text:tab/><text:a xlink:type="simple" xlink:href="#__RefHeading___Toc8486_1342506782" text:style-name="Index_20_Link" text:visited-style-name="Index_20_Link">1.Introduction<text:tab/>1</text:a></text:p>
          <text:p text:style-name="P78"><text:tab/><text:a xlink:type="simple" xlink:href="#__RefHeading___Toc8488_1342506782" text:style-name="Index_20_Link" text:visited-style-name="Index_20_Link">2.Principe de fonctionnement<text:tab/>1</text:a></text:p>
          <text:p text:style-name="P78"><text:tab/><text:a xlink:type="simple" xlink:href="#__RefHeading__2319_545331494" text:style-name="Index_20_Link" text:visited-style-name="Index_20_Link">3.Paramètres généraux<text:tab/>2</text:a></text:p>
          <text:p text:style-name="P78"><text:tab/><text:a xlink:type="simple" xlink:href="#__RefHeading__2337_545331494" text:style-name="Index_20_Link" text:visited-style-name="Index_20_Link">4.Fonction de manipulation de fichier<text:tab/>3</text:a></text:p>
          <text:p text:style-name="P78"><text:tab/><text:a xlink:type="simple" xlink:href="#__RefHeading__2339_545331494" text:style-name="Index_20_Link" text:visited-style-name="Index_20_Link">5.Encodage et formattage<text:tab/>4</text:a></text:p>
          <text:p text:style-name="P78"><text:tab/><text:a xlink:type="simple" xlink:href="#__RefHeading__1016_1981162923" text:style-name="Index_20_Link" text:visited-style-name="Index_20_Link">6.Etiquetage<text:tab/>6</text:a></text:p>
          <text:p text:style-name="P78"><text:tab/><text:a xlink:type="simple" xlink:href="#__RefHeading__2331_545331494" text:style-name="Index_20_Link" text:visited-style-name="Index_20_Link">7.Moissonnage de pages Web (</text:a><text:a xlink:type="simple" xlink:href="#__RefHeading__2331_545331494" text:style-name="Index_20_Link" text:visited-style-name="Index_20_Link">crawling</text:a><text:a xlink:type="simple" xlink:href="#__RefHeading__2331_545331494" text:style-name="Index_20_Link" text:visited-style-name="Index_20_Link">)<text:tab/>8</text:a></text:p>
          <text:p text:style-name="P78"><text:tab/><text:a xlink:type="simple" xlink:href="#__RefHeading__1018_1981162923" text:style-name="Index_20_Link" text:visited-style-name="Index_20_Link">8.Searching expressions<text:tab/>12</text:a></text:p>
          <text:p text:style-name="P78"><text:tab/><text:a xlink:type="simple" xlink:href="#__RefHeading___Toc8490_1342506782" text:style-name="Index_20_Link" text:visited-style-name="Index_20_Link">9.Parallel corpus processing<text:tab/>14</text:a></text:p>
        </text:index-body>
      </text:table-of-content>
      <text:p text:style-name="Text_20_body"/>
      <text:h text:style-name="Heading_20_1" text:outline-level="1"><text:bookmark-start text:name="__RefHeading___Toc8486_1342506782"/>Introduction<text:bookmark-end text:name="__RefHeading___Toc8486_1342506782"/></text:h>
      <text:p text:style-name="P23">PCP Toolkit est une boîte à outil<text:span text:style-name="T52">s</text:span> destinée à la mise en œuvre de chaines de traitement sur des corpus de textes. La philosophie de PCP est d’utiliser le <text:span text:style-name="T2">langage des expressions régulières </text:span>de Perl à tous les niveaux de la chaine de traitement : pour le crawling de textes sur le Web, la définition du nommage des fichiers, le nommage des répertoires, <text:s/>la mise en œuvre de cascades de transducteurs, la tokenisation, la segmentation en phrases, etc. Il faut noter que moyennant l’utilisation des groupes de captures et des références arrières, ce langage d’expressions régulières est beaucoup plus puissant qu’un simple langage régulier.</text:p>
      <text:h text:style-name="P97" text:outline-level="1"><text:bookmark-start text:name="__RefHeading___Toc8488_1342506782"/>Principe de fonctionnement<text:bookmark-end text:name="__RefHeading___Toc8488_1342506782"/></text:h>
      <text:p text:style-name="P24">Les chaines de traitements sont des fichiers du type *.pl. Pour les exécuter, on lance le script runPipeline.pl. Pour un pipeline nommé <text:span text:style-name="code">myPipe.pl</text:span>, on écrit donc :</text:p>
      <text:p text:style-name="Code"><text:span text:style-name="code">perl runPipeline.pl myPipe.pl</text:span></text:p>
      <text:p text:style-name="P24"/>
      <text:p text:style-name="P24">Pour chaque commande, on énumère une série de paramètres, suivi<text:span text:style-name="T67">s</text:span> de leur valeur exprimée dans la syntaxe Perl. L’exécution d’une fonction, correspondant à une étape du traitement, s’effectue avec le préfixe -&gt; en début de ligne :</text:p>
      <text:p text:style-name="P73">-&gt;function()</text:p>
      <text:p text:style-name="P25"/>
      <text:p text:style-name="P26">Dans la syntaxe Perl, on utilisera les conventions suivantes :</text:p>
      <text:p text:style-name="P26">- les chaines de caractères entre quote simple : <text:span text:style-name="code">'exemple'</text:span></text:p>
      <text:p text:style-name="P29"><text:span text:style-name="code"><text:span text:style-name="T38">- les expressions régulières entre /.../ et préfixée par qr : </text:span></text:span><text:span text:style-name="code">qr/(.*)\.xml/</text:span></text:p>
      <text:p text:style-name="P29"><text:soft-page-break/><text:span text:style-name="code"><text:span text:style-name="T38">- les listes entre crochet […] : [</text:span></text:span><text:span text:style-name="code">'exemple','exemple'</text:span><text:span text:style-name="code"><text:span text:style-name="T36">]</text:span></text:span></text:p>
      <text:p text:style-name="P29"><text:span text:style-name="code"><text:span text:style-name="T37">- </text:span></text:span><text:span text:style-name="code"><text:span text:style-name="T38">les hachages entre accolades {...} : <text:s/>{</text:span></text:span><text:span text:style-name="code">'</text:span><text:span text:style-name="code"><text:span text:style-name="T36">clé1</text:span></text:span><text:span text:style-name="code">'</text:span><text:span text:style-name="code"><text:span text:style-name="T36">=&gt;</text:span></text:span><text:span text:style-name="code">'</text:span><text:span text:style-name="code"><text:span text:style-name="T36">valeur1</text:span></text:span><text:span text:style-name="code">','</text:span><text:span text:style-name="code"><text:span text:style-name="T36">clé2</text:span></text:span><text:span text:style-name="code">'</text:span><text:span text:style-name="code"><text:span text:style-name="T36">=&gt;</text:span></text:span><text:span text:style-name="code">'</text:span><text:span text:style-name="code"><text:span text:style-name="T36">valeur2</text:span></text:span><text:span text:style-name="code">'</text:span><text:span text:style-name="code"><text:span text:style-name="T36">}</text:span></text:span></text:p>
      <text:p text:style-name="P26"><text:span text:style-name="code"><text:span text:style-name="T38">Par exemple, les paramètres suivants permettent de configurer la fonction </text:span></text:span><text:span text:style-name="code">runAlineaLite()</text:span><text:span text:style-name="code"><text:span text:style-name="T38">, qui est destinée à l’alignement bilingue :</text:span></text:span></text:p>
      <text:p text:style-name="P26"><text:span text:style-name="code"><text:span text:style-name="T38"/></text:span></text:p>
      <text:p text:style-name="P66"># les commentaires sont possibles (et conseillés !), préfixés par #</text:p>
      <text:p text:style-name="Code">inputDirL1='data/multi/en/EUconst'</text:p>
      <text:p text:style-name="Code">inputDirL2='data/multi/fr/EUconst'</text:p>
      <text:p text:style-name="Code">outputDir='data/multi/en-fr'</text:p>
      <text:p text:style-name="Code">filePattern=qr/(.*)\.xml/</text:p>
      <text:p text:style-name="P69">outputFileName=[</text:p>
      <text:p text:style-name="P69"><text:span text:style-name="T46"><text:tab/></text:span>qr/\.xml/,</text:p>
      <text:p text:style-name="P69"><text:span text:style-name="T46"><text:tab/></text:span>'.en-fr.txt'</text:p>
      <text:p text:style-name="P69"><text:span text:style-name="T46"><text:tab/></text:span>]<text:span text:style-name="T46"> # un paramètre peut être exprimé sur plusieurs lignes à condition que les lignes suivantes soient tabulées</text:span></text:p>
      <text:p text:style-name="Code"/>
      <text:p text:style-name="Code">inputFormat='xml'</text:p>
      <text:p text:style-name="Code">outputFormat='tmx'</text:p>
      <text:p text:style-name="Code">fileEncoding='utf8'</text:p>
      <text:p text:style-name="Code">verbose=1</text:p>
      <text:p text:style-name="Code">options='--segmentation_tag s --tokenization_tag w'</text:p>
      <text:p text:style-name="Code"/>
      <text:p text:style-name="Code">-&gt;runAlineaLite({overwriteOutput=&gt;1})<text:span text:style-name="T46"> # lancement de la fonction</text:span></text:p>
      <text:p text:style-name="P30"/>
      <text:p text:style-name="P32">Toute définition de paramètre est mémorisée dans la chaine de traitement. Il n'est donc pas nécessaire de préciser à chaque appel les paramètres stables, tels que <text:span text:style-name="code">windows</text:span>, <text:span text:style-name="code">verbose</text:span> ou même <text:span text:style-name="code">fileEncoding</text:span>. </text:p>
      <text:p text:style-name="P32">Si on veut utiliser un paramètre une seule fois, sans le mémoriser, il suffit de l'ajouter directement dans les arguments de la fonction, comme ici <text:span text:style-name="code">{overwriteOutput=&gt;1}</text:span></text:p>
      <text:h text:style-name="P98" text:outline-level="1"><text:bookmark-start text:name="__RefHeading__2319_545331494"/>Paramètres généraux<text:bookmark-end text:name="__RefHeading__2319_545331494"/></text:h>
      <text:p text:style-name="P26">A chaque étape d’une chaine de traitement, on prendra soin de définir un répertoire de sortie différent du répertoire d’entrée. Il peut être utile de préfixer les noms de répertoire par le numéro de l’étape, afin de clarifier l’enchainement des fonctions. Par exemple, pour une chaine de traitement consistant à télécharger des fichiers HTML, puis à les reformater en TXT, puis à les segmenter en phrases, pour enfin les mettre au format XML-TEI, on pourra créer les répertoires suivants :</text:p>
      <text:p text:style-name="Code">1_html</text:p>
      <text:p text:style-name="Code">2_txt</text:p>
      <text:p text:style-name="Code">3_seg</text:p>
      <text:p text:style-name="Code">4_tei</text:p>
      <text:p text:style-name="Text_20_body"/>
      <text:p text:style-name="P26">A chaque étape, on définit <text:span text:style-name="T49">en général </text:span>: </text:p>
      <text:p text:style-name="P26">- un <text:span text:style-name="T2">répertoire d’entrée</text:span> (<text:span text:style-name="T45">string, </text:span>paramètre <text:span text:style-name="code">inputDir</text:span>)</text:p>
      <text:p text:style-name="P27">- un <text:span text:style-name="T2">répertoire de sortie</text:span> (<text:span text:style-name="T45">string, </text:span>paramètre <text:span text:style-name="code">outputDir</text:span>)</text:p>
      <text:p text:style-name="P26">-<text:span text:style-name="T2"> la forme des fichiers </text:span><text:span text:style-name="T47">à traiter </text:span>dans le répertoire d’entrée (<text:span text:style-name="T45">regex, </text:span>paramètre <text:span text:style-name="code">filePattern</text:span>)</text:p>
      <text:p text:style-name="P27">- <text:span text:style-name="T2">l'encodage des fichiers</text:span><text:span text:style-name="T45"> (string, paramètre </text:span><text:span text:style-name="code">fileEncoding</text:span><text:span text:style-name="T45">)</text:span></text:p>
      <text:p text:style-name="P28"><text:soft-page-break/>- <text:span text:style-name="T2">le</text:span><text:span text:style-name="T15"> schéma de nommage des fichiers de sortie</text:span><text:span text:style-name="T45"> (string ou liste, paramètre </text:span><text:span text:style-name="code">outputFileName</text:span><text:span text:style-name="T45">). Si le nom du fichier de sortie est constant (i.e. s'il ne dépend pas du fichier en entrée), alors on peut définir une simple chaine. Mais la plupart du temps, le nom du fichier en sortie est le résultat d'une transformation du nom du fichier en entrée. On applique donc un schéma du type [qr/motif_recherché/,'chaine_de_remplacement']. Dans ce schéma, on peut utiliser des groupes de captures (avec les parenthèses) et des références aux chaines capturées ($1,$2, etc.). Par exemple : </text:span></text:p>
      <text:p text:style-name="P72">[qr//,'']<text:span text:style-name="T46"> <text:tab/><text:tab/># identité : le fichier en sortie porte le même nom</text:span></text:p>
      <text:p text:style-name="P67">[qr/(.*)/,'$1'] <text:span text:style-name="T53"><text:tab/></text:span># identité : le fichier en sortie porte le même nom</text:p>
      <text:p text:style-name="P67">[qr/<text:span text:style-name="T47">$</text:span>/,'<text:span text:style-name="T47">.txt</text:span>'] <text:span text:style-name="T53"><text:tab/></text:span># <text:span text:style-name="T47">ajout du suffixe .txt à la fin du nom</text:span></text:p>
      <text:p text:style-name="P68">[qr/<text:span text:style-name="T48">[.](\w\w\w)$</text:span>/,'<text:span text:style-name="T47">.utf8.$1</text:span>'] # <text:span text:style-name="T47">ajout du suffixe utf8 devant l'extension du fichier</text:span></text:p>
      <text:p text:style-name="P33"/>
      <text:p text:style-name="P31">Voici l'ensemble des paramètres liés à la définition des noms de fichiers et répertoires :</text:p>
      <text:p text:style-name="P44">- <text:span text:style-name="T2">inputDir </text:span>: string - <text:s/><text:span text:style-name="T49">valeur par défaut </text:span>='.' (e.g. '/the/dir/where/the/input/files/are/stored/')</text:p>
      <text:p text:style-name="P45">- <text:span text:style-name="T2">outputDir </text:span>: string - <text:span text:style-name="T49">valeur par défaut</text:span>=inputDir (e.g. '/the/dir/where/the/output/files/are/stored/')</text:p>
      <text:p text:style-name="P45">- <text:span text:style-name="T2">filePattern </text:span>: pattern - <text:span text:style-name="T49">valeur par défaut</text:span>=qr/.*/ (<text:span text:style-name="T49">par ex.</text:span> qr/txt$/ <text:span text:style-name="T49">filtre les fichiers</text:span> *.txt)</text:p>
      <text:p text:style-name="P44">- <text:span text:style-name="T2">fileEncoding </text:span>: string - valeur par défaut='utf8'</text:p>
      <text:p text:style-name="P44">- <text:span text:style-name="T2">outputFileName </text:span>: [pattern,<text:span text:style-name="T46">'</text:span>string'] - <text:span text:style-name="T49">schéma de transformation du nom <text:s/>de fichier en entrée pour obtenir le nom de fichier en sortie.</text:span></text:p>
      <text:p text:style-name="P55">-<text:span text:style-name="T2">outputDirPattern</text:span> : [pattern,'string'] - <text:span text:style-name="T49">schéma de transformation du nom de répertoire en entrée pour obtenir le nom de répertoire en sortie (utile quand on effectue un parcours récursif des répertoire en entrée).</text:span></text:p>
      <text:p text:style-name="P46">- <text:span text:style-name="T2">recursion </text:span>: boolean - valeur par défaut=1 (<text:span text:style-name="T49">parcours récursif des sous-répertoires</text:span>)</text:p>
      <text:p text:style-name="P44">- <text:span text:style-name="T2">processLinks </text:span>: valeur par défaut=0 (if 1, <text:span text:style-name="T49">les liens symboliques vont être traités lors de la récursion <text:s/>- <text:s/>attention aux boucles infinies !!!</text:span>)</text:p>
      <text:p text:style-name="P46">- <text:span text:style-name="T2">overwrite</text:span><text:span text:style-name="T3">Output</text:span><text:span text:style-name="T2"> </text:span>: boolean - valeur par défaut=0 (<text:span text:style-name="T49">si le fichier de sortie existe déjà, et que le paramètre est réglé à 0, l'étape sera ignorée)</text:span></text:p>
      <text:p text:style-name="P45"><text:span text:style-name="T19">- </text:span><text:span text:style-name="T5">outputBackupExtension</text:span><text:span text:style-name="T20"> : string </text:span><text:span text:style-name="T5">(</text:span><text:span text:style-name="T19">"no"|"bak"|"bakN") si le fichier de sortie existe déjà et qu'on a overwriteOutput=1, alors 3 valeurs possibles : </text:span></text:p>
      <text:p text:style-name="P60"><text:tab/># "no" -&gt; <text:span text:style-name="T49">pas de </text:span>backup </text:p>
      <text:p text:style-name="P60"><text:tab/># "bak"-&gt; <text:span text:style-name="T49">la version précédente est sauvée avec le suffixe</text:span> .bak </text:p>
      <text:p text:style-name="P60"><text:tab/># "bakN"-&gt; les versions précédents sont sauvées avec des extensions numérotées de façon incrémentale p.ex. .bak0, .bak1, .bak2, etc.)</text:p>
      <text:p text:style-name="P47"/>
      <text:p text:style-name="P58">D'autres paramètres permettent de gérer l'écriture des journaux et des traces d'exécutions :</text:p>
      <text:p text:style-name="P56"><text:s/></text:p>
      <text:p text:style-name="P44">- <text:span text:style-name="T2">verbose </text:span>: boolean - 1 to display on STDOUT execution trace</text:p>
      <text:p text:style-name="P44">- <text:span text:style-name="T2">printLog </text:span>: boolean - 1 to print the execution trace in a log file </text:p>
      <text:p text:style-name="P48">- <text:span text:style-name="T3">logFileName </text:span>: <text:span text:style-name="T18">string - the LOG file name - may contains timestamp variable e.g. 'extractCollocation.pl.$year-$mon-$mday.$hour-$min-$sec.log'</text:span></text:p>
      <text:p text:style-name="P60">- <text:span text:style-name="T2">appendLog </text:span>: boolean - <text:s/>if 1, the log file named perlNLPToolkit.pl.log is open in append mode</text:p>
      <text:p text:style-name="P40"/>
      <text:p text:style-name="P58">Enfin, pour une exécution du Toolkit sous windows, il est important de régler le paramètre windows à 1:</text:p>
      <text:p text:style-name="P58"/>
      <text:p text:style-name="P40">- <text:span text:style-name="T2">windows</text:span> : boolean - 1 <text:span text:style-name="T49">pour le SE</text:span> <text:span text:style-name="T49">W</text:span>indows</text:p>
      <text:p text:style-name="P41"/>
      <text:h text:style-name="P99" text:outline-level="1"><text:span text:style-name="T53">Moissonnage</text:span> <text:span text:style-name="T53">de pages</text:span> <text:span text:style-name="T68">w</text:span>eb<text:span text:style-name="T53"> (</text:span><text:span text:style-name="T54">crawling</text:span><text:span text:style-name="T53">)</text:span></text:h>
      <text:h text:style-name="P7" text:outline-level="2"><text:soft-page-break/>runCrawler()</text:h>
      <text:p text:style-name="P34"><text:span text:style-name="T53">La fonction </text:span><text:span text:style-name="code">runCrawler()</text:span><text:span text:style-name="T53"> est fournie avec le package</text:span> <text:span text:style-name="code">lib/Crawler.pm</text:span></text:p>
      <text:p text:style-name="P35">Le <text:span text:style-name="T55">moissonnage de pages web s'effectue à l'aide de deux fonctions : d'abord </text:span><text:span text:style-name="code">addSource()</text:span><text:span text:style-name="T55">, qui permet de définir les paramétrages pour une source web donnée (un site). A chaque fois qu'on lance </text:span><text:span text:style-name="code">addSource()</text:span><text:span text:style-name="T55">, l'ensemble des paramètres sont enregistrés, et la source est empilée à côté des précédentes sources définies : il est donc possible de parcourir différents sites lors de la même session de moissonnage.</text:span></text:p>
      <text:p text:style-name="P50"><text:span text:style-name="T17">Principe</text:span><text:span text:style-name="T1"> </text:span>: lors d'une session de <text:span text:style-name="T55">moissonnage</text:span>, le crawler télécharge d'abord la page <text:span text:style-name="code"><text:span text:style-name="T27">url</text:span></text:span> <text:span text:style-name="T32">(ou bien si c’est une référence vers une liste, chaque url de la liste sera passée en revue - il est également possible de mettre une référence vers une fonction qui retourne cette liste).</text:span> Il en extrait tous les hyperliens. Puis il se relance récursivement pour chacune des urls extraites matchant l'expression <text:span text:style-name="T27">/urlPattern/</text:span>. La récursion s'arrête lorsqu'elle atteint la profondeur limite définie par<text:span text:style-name="T59"> le paramètre</text:span>  <text:span text:style-name="code">limitDepth</text:span>, ou s'il n'y a plus de lien à parcourir. Quand une page a déjà été crawlée, elle ne sera plus crawlée par la suite de la session. Si vous avez indiqué <text:span text:style-name="code">resetCrawling=0</text:span> alors les pages déjà <text:span text:style-name="T58">visitées</text:span> ne seront plus crawlées dans les prochaines sessions de <text:span text:style-name="T58">moissonnage</text:span> (à l'inverse si <text:span text:style-name="code">resetCrawling=1</text:span>, les prochaines sessions de crawl <text:span text:style-name="T58">repasseront par les mêmes pages</text:span>). </text:p>
      <text:p text:style-name="P50"/>
      <text:p text:style-name="P50"><text:span text:style-name="T1">Enregistrement des données pendant </text:span><text:span text:style-name="T17">une session</text:span> : il y a deux cas de figure qui définissent les données à enregistrer :</text:p>
      <text:p text:style-name="P50"/>
      <text:p text:style-name="P50">1/ Si une page téléchargée contient l'expression <text:span text:style-name="T26">/</text:span><text:span text:style-name="code"><text:span text:style-name="T27">contentPattern</text:span></text:span><text:span text:style-name="T27">/</text:span>, alors ce qui est capturée ($1=première parenthèse capturante<text:span text:style-name="T58">, ou bien capture nommée </text:span><text:span text:style-name="code">content</text:span>) est enregistré dans un fichier nommé <text:span text:style-name="code">$name.extract.html</text:span>. Le nom <text:span text:style-name="code">$name</text:span> est fabriqué à partir <text:span text:style-name="code"><text:span text:style-name="T27">nameBase</text:span></text:span> ('url'|'content'|'id'|'link') et <text:span text:style-name="code"><text:span text:style-name="T27">namePattern</text:span></text:span> (un pattern et une chaine de remplacement). Si vous laissez <text:span text:style-name="code">nameBase='url' </text:span>sans préciser un pattern de remplacement précis, par défaut le fichier prendra le nom de l'url après neutralisation des / et autres caractères interdits dans un nom de fichier. Si vous avez précisé l'option <text:span text:style-name="code">saveFullHtml=1</text:span>, alors c'est l'intégralité de la page contenant <text:span text:style-name="code">/contentPattern/</text:span> qui sera sauvegardé.</text:p>
      <text:p text:style-name="P50"/>
      <text:p text:style-name="P50">2/ Si l'url d'une page matche avec<text:span text:style-name="T26"> </text:span><text:span text:style-name="T27">/</text:span><text:span text:style-name="code"><text:span text:style-name="T27">url2download</text:span></text:span><text:span text:style-name="T27">/</text:span>, alors la page est enregistrée dans son intégralité, avec le nom <text:span text:style-name="code">$name</text:span> (calculé avec <text:span text:style-name="code">nameBase</text:span> et <text:span text:style-name="code">namePattern</text:span>). Pour des pages ayant un contenu non textuel (images, pdf, son, etc.), définir <text:span text:style-name="code">inputEncoding</text:span> et <text:span text:style-name="code">outputEncoding='bin'</text:span>).</text:p>
      <text:p text:style-name="P50">Lorsque <text:span text:style-name="code">maxRecordedPages</text:span> pages ou extraits ont été enregistrés, la session est interrompue.</text:p>
      <text:p text:style-name="P50"/>
      <text:p text:style-name="P61">Remarques :</text:p>
      <text:list xml:id="list8653000856474522899" text:style-name="L1">
        <text:list-item>
          <text:p text:style-name="P82">toutes les urls parcourues permettant d'arriver aux pages <text:span text:style-name="T28">visées</text:span> doivent matcher avec <text:span text:style-name="code">urlPattern</text:span>.</text:p>
        </text:list-item>
        <text:list-item>
          <text:p text:style-name="P82">si vous n'obtenez pas <text:span text:style-name="code">maxRecordedPages</text:span> pages à chaque session, vérifiez :</text:p>
          <text:list>
            <text:list-item>
              <text:p text:style-name="P82">les expressions <text:span text:style-name="code">contentPattern</text:span><text:span text:style-name="code"><text:span text:style-name="T60"> </text:span></text:span>ou <text:span text:style-name="code">url2download</text:span> qui sont peut-être inopérantes</text:p>
            </text:list-item>
            <text:list-item>
              <text:p text:style-name="P82">le pattern de nommage <text:span text:style-name="code">namePattern</text:span> qui est peut-être mal construit (plusieurs pages étant enregistrées avec le même nom)</text:p>
            </text:list-item>
          </text:list>
        </text:list-item>
        <text:list-item>
          <text:p text:style-name="P82">si une page contient un formulaire à remplir, il est possible de lui envoyer des données POST avec le hachage <text:span text:style-name="code">postData</text:span></text:p>
        </text:list-item>
        <text:list-item>
          <text:p text:style-name="P82">il est possible de blacklister des urls à ne pas parcourir, avec le pattern<text:span text:style-name="T60"> </text:span><text:span text:style-name="code">blackListUrlPattern</text:span></text:p>
        </text:list-item>
        <text:list-item>
          <text:p text:style-name="P83">il est possible de définir des pages d'index à reparcourir à chaque session, même si resetCrawling=&gt;0. Dans ce cas, définir le pattern <text:span text:style-name="code">indexPagePattern</text:span> ou bien déclarer comme index toutes les pages situées avant une certaine profondeur <text:span text:style-name="code">indexDepth</text:span>)</text:p>
        </text:list-item>
      </text:list>
      <text:h text:style-name="P86" text:outline-level="3"><text:soft-page-break/>Param<text:span text:style-name="T56">è</text:span>t<text:span text:style-name="T53">res de chaque source </text:span>:</text:h>
      <text:p text:style-name="P63">- <text:span text:style-name="T2">id</text:span> : string - <text:span text:style-name="T56">le nom de la source </text:span></text:p>
      <text:p text:style-name="P50">- <text:span text:style-name="T2">targetDir</text:span> : string - <text:span text:style-name="T56">le répertoire où enregistrer les fichiers téléchargés. Si ce n'est pas précisé, les fichiers sont enregistrés dans </text:span><text:span text:style-name="code">outputDir/id/...</text:span><text:span text:style-name="T56"> (utile lorsque plusieurs sources sont moissonées lors de la même session).</text:span></text:p>
      <text:p text:style-name="P50"/>
      <text:h text:style-name="P86" text:outline-level="3">Définition du parcours de lien en lien</text:h>
      <text:p text:style-name="P50">- <text:span text:style-name="T2">url</text:span> : string - <text:span text:style-name="T56">l'url de départ. On peut également fournir une liste d'urls de départ </text:span><text:span text:style-name="code">[url1, url2, ...]</text:span><text:span text:style-name="T56">, ou une fonction callback écrite en Perl pour générer cette liste.</text:span></text:p>
      <text:p text:style-name="P50">- <text:span text:style-name="T2">urlPattern</text:span> : pattern - <text:span text:style-name="T57">définit la forme des url à parcourir récursivement.</text:span></text:p>
      <text:p text:style-name="P50">- <text:span text:style-name="T2">indexPagePattern</text:span> : pattern - <text:span text:style-name="T57">définit la forme d'une url de page d'index. Une page d'index sera reparcourue à chaque session de moissonnage, même si elle déjà été parcourue précédemment (on considère que son contenu est variable dans le temps). </text:span></text:p>
      <text:p text:style-name="P50">- <text:span text:style-name="T2">limitDepth</text:span> : integer - <text:span text:style-name="T61">la profondeur maximale du parcours au delà de laquelle on ne visite plus de nouvelles url.</text:span></text:p>
      <text:p text:style-name="P50">- <text:span text:style-name="T2">indexDepth</text:span> : integer - <text:span text:style-name="T58">si le paramètre est défini ou non nul, toutes les pages situées à une profondeur inférieure à indexDepth sont reparcourue à chaque session de moissonnage. </text:span></text:p>
      <text:p text:style-name="P50">- <text:span text:style-name="T6">maxRecordedPages </text:span><text:span text:style-name="T22">: integer - le nombre maximum de pages à enregistrer lors d'une session. Lors des premiers tests, il est conseillé de commencer par un petit nombre, pour déboguer plus efficacement les paramètres.</text:span></text:p>
      <text:p text:style-name="P50"/>
      <text:p text:style-name="P50">- <text:span text:style-name="T11">paginationUrlPattern</text:span><text:span text:style-name="T22">: pattern - le pattern qui définit la forme du nom des pages contenant des résultats paginés (comme une page de Google, avec des pages numérotées 1,2...,n). Le passage par une url de pagination n'incrémente pas la profondeur de parcours.</text:span></text:p>
      <text:p text:style-name="P50">- <text:span text:style-name="T2">noFormData</text:span> : boolean - <text:span text:style-name="T61">si=1, pas d'envoi de données POST.</text:span></text:p>
      <text:p text:style-name="P50">- <text:span text:style-name="T2">postData</text:span> : list ref - <text:span text:style-name="T62">liste contenant des données POST, sous la forme d'une </text:span>list<text:span text:style-name="T61">e</text:span> <text:span text:style-name="T61">de couples [name,value]. P.ex. </text:span><text:span text:style-name="code">postData=[['query','exemple'], ['language','fr']]</text:span></text:p>
      <text:p text:style-name="P50">- <text:span text:style-name="T16">blackListUrlPattern</text:span> : pattern - <text:span text:style-name="T62">le pattern définissant les pages devant être exclues du moissonnage</text:span></text:p>
      <text:p text:style-name="P50">- <text:span text:style-name="T2">resetCrawling</text:span> : boolean - <text:span text:style-name="T62">si</text:span> 1, <text:span text:style-name="T62">on réinitialise le hachage </text:span><text:span text:style-name="code">%visited</text:span><text:span text:style-name="T62"> à chaque session. Autrement dit <text:s/>chaque nouvelle session repassera par les mêmes pages. </text:span></text:p>
      <text:p text:style-name="P50"/>
      <text:h text:style-name="P86" text:outline-level="3">Paramères définissant les données à enregistrer lors du crawling</text:h>
      <text:p text:style-name="P50">- <text:span text:style-name="T2">nameBase</text:span> : string ('url'|'content'|'id') - <text:span text:style-name="T64">définit si le nom du fichier doit être formé à partir de l'url, du contenu, ou de l'id (identifiant numérique arbitraire).</text:span></text:p>
      <text:p text:style-name="P50">- <text:span text:style-name="T2">namePattern</text:span> : <text:s/>[pattern,string] - <text:span text:style-name="T64">définit le schéma de transformation à appliquer à la base (ci-dessus) pour obtenir le nom complet. </text:span></text:p>
      <text:p text:style-name="P50">- <text:span text:style-name="T2">url2download</text:span> : pattern (option<text:span text:style-name="T57">nel</text:span>) -<text:span text:style-name="T57"> définit la forme des url qui doivent être enregistrées.</text:span></text:p>
      <text:p text:style-name="P50">- <text:span text:style-name="T6">content</text:span><text:span text:style-name="T2">Pattern</text:span> : pattern (option<text:span text:style-name="T57">nel</text:span>) - d<text:span text:style-name="T57">é</text:span>fin<text:span text:style-name="T57">it la forme du contenu qui doit être extrait pour être enregistré. Ce pattern doit contenir une parenthèse capturante définissant le contenu lui même (le reste étant contextuel). Il est également possible de définir un groupe de capture nommé : (?&lt;content&gt;.....). L'intérêt est de pouvoir utiliser une disjonction dans le pattern, avec deux groupes portant le même nom :</text:span></text:p>
      <text:p text:style-name="P50"><text:span text:style-name="code">qr/context</text:span><text:span text:style-name="code"><text:span text:style-name="T63">L1</text:span></text:span><text:span text:style-name="code">(?&lt;content&gt;regex1)context</text:span><text:span text:style-name="code"><text:span text:style-name="T63">R1</text:span></text:span><text:span text:style-name="code">|context</text:span><text:span text:style-name="code"><text:span text:style-name="T63">L2</text:span></text:span><text:span text:style-name="code">(?&lt;content&gt;regex2)context</text:span><text:span text:style-name="code"><text:span text:style-name="T63">R2</text:span></text:span><text:span text:style-name="code">/</text:span></text:p>
      <text:p text:style-name="P50"><text:span text:style-name="code"><text:span text:style-name="T39">- </text:span></text:span><text:span text:style-name="code"><text:span text:style-name="T41">multipleContent</text:span></text:span><text:span text:style-name="code"><text:span text:style-name="T39"> : </text:span></text:span><text:span text:style-name="code"><text:span text:style-name="T40">boolean - si =1, la recherche de </text:span></text:span><text:span text:style-name="code"><text:span text:style-name="T42">content</text:span></text:span><text:span text:style-name="code"><text:span text:style-name="T43">Pattern</text:span></text:span><text:span text:style-name="code"><text:span text:style-name="T44"> sera globale dans la page, et toutes les occurrences de contentPattern seront enregistrées. Si =0 (valeur par défaut), seule la première occurrence sera enregistrée. </text:span></text:span></text:p>
      <text:p text:style-name="P63">- <text:span text:style-name="T2">saveFullHtml</text:span> : boolean - <text:span text:style-name="T64">si =</text:span>1, <text:span text:style-name="T64">enregistre l'intégralité de la page, si =0, n'enregistre que la sous-chaine matchée par </text:span><text:span text:style-name="code">contentPattern</text:span><text:span text:style-name="T64">. </text:span></text:p>
      <text:p text:style-name="P50"><text:soft-page-break/>-<text:span text:style-name="T6">metadataPatterns</text:span> : <text:span text:style-name="T60">une liste contenant des hachages destinés à enregistrer chaque métadonnées. Chaque hachage doit avoir les clés suivantes :</text:span></text:p>
      <text:p text:style-name="P50"><text:tab/><text:span text:style-name="T7">label </text:span><text:span text:style-name="T23">: string - le nom de la métadonnée (e.g. 'date', 'author', 'title')</text:span></text:p>
      <text:p text:style-name="P50"><text:tab/><text:span text:style-name="T7">base </text:span><text:span text:style-name="T23">: string -</text:span> ('url'|'content'<text:span text:style-name="T23">|'id'|'link'</text:span>) - <text:span text:style-name="T63">définit la chaine à partir de laquelle la métadonnées doit être extraites. Respectivement : l'url, le contenu de la page, l'id de la source, le texte de l'hyperlien qui a mené à la page. </text:span></text:p>
      <text:p text:style-name="P50"><text:tab/><text:span text:style-name="T7">search </text:span><text:span text:style-name="T23">: pattern - définit la valeur de la métadonnée, dans la première parenthèse capturante.</text:span></text:p>
      <text:p text:style-name="P50"><text:tab/><text:span text:style-name="T7">replace </text:span><text:span text:style-name="T23">: string (optionnel) - éventuellement, si la métadonnée doit être transformée, définit un schéma de rechercher / remplacer, appliqué à l'ensemble de la chaine (param. base), pour obtenir <text:s/>la valeur finale. Attention à ne pas conserver la page dans son entier. </text:span></text:p>
      <text:p text:style-name="P63"><text:span text:style-name="T23">- </text:span><text:span text:style-name="T7">inputEncoding</text:span><text:span text:style-name="T23"> : string - l'encodage du fichier source. Pour des formats complexes (tels que PDF) utiliser "bin".</text:span></text:p>
      <text:p text:style-name="P63"><text:span text:style-name="T23">- </text:span><text:span text:style-name="T7">outputEncoding</text:span><text:span text:style-name="T23"> : string - l'encodage du fichier cible. Pour des formats complexes (tels que PDF) utiliser "bin".</text:span></text:p>
      <text:p text:style-name="P63">- <text:span text:style-name="T2">guessFileType</text:span> : boolean - <text:span text:style-name="T64">si</text:span> 1, <text:span text:style-name="T64">le type</text:span> MIME <text:span text:style-name="T64">va être deviné.</text:span></text:p>
      <text:p text:style-name="P63"/>
      <text:h text:style-name="Heading_20_3" text:outline-level="3">Paramètres pour les pages alignées</text:h>
      <text:p text:style-name="P64">sourceLanguage : 'fr',</text:p>
      <text:p text:style-name="P64">downloadIfAligned : </text:p>
      <text:p text:style-name="P64">alignedUrlPatterns : <text:tab/><text:tab/># Method 1.a: definition of the pattern of aligned url</text:p>
      <text:p text:style-name="P64">alignedLinkPatterns=&gt;{}, <text:tab/># Method 1.b: definition of the pattern of the aligned link</text:p>
      <text:p text:style-name="P64">alignedUrlWithContextPatterns=&gt;{},<text:tab/># Method 2: used when looking for an aligned url in the page</text:p>
      <text:p text:style-name="P64">alignedUrlTransformationScheme=&gt;{}, # Method 3 : used to transform the current url in an aligned url</text:p>
      <text:p text:style-name="P63"/>
      <text:p text:style-name="P63"/>
      <text:p text:style-name="P76">sourceId='langages'</text:p>
      <text:p text:style-name="P76">targetDir="./data/langages/pdf"</text:p>
      <text:p text:style-name="P76">url='http://www.persee.fr/collection/lgge'</text:p>
      <text:p text:style-name="P76">urlPattern=qr/^http:..www.persee.fr\/.*lgge_0458-726x_2000\w*(.pdf)?$/</text:p>
      <text:p text:style-name="P76">url2download=qr/lgge_0458-726x_2000.*.pdf$/</text:p>
      <text:p text:style-name="P76">namePattern=[qr/.*lgge_0458-726x_(.*).pdf.*/,'Langages.$1.pdf']</text:p>
      <text:p text:style-name="P76">nameBase='url'</text:p>
      <text:p text:style-name="P76">metadataPatterns=[</text:p>
      <text:p text:style-name="P76"><text:tab/>{</text:p>
      <text:p text:style-name="P76"><text:tab/>label=&gt;'date',</text:p>
      <text:p text:style-name="P76"><text:tab/>base=&gt;'url',</text:p>
      <text:p text:style-name="P76"><text:tab/>search=&gt;qr/lgge_0458-726x_2000(.*)/,</text:p>
      <text:p text:style-name="P76"><text:tab/>}</text:p>
      <text:p text:style-name="P76"><text:tab/>]</text:p>
      <text:p text:style-name="P76">metadataFilePattern=[qr/$/,'.meta']</text:p>
      <text:p text:style-name="P76">resetCrawling=1</text:p>
      <text:p text:style-name="P76">limitDepth=4</text:p>
      <text:p text:style-name="P76">maxRecordedPages=50</text:p>
      <text:p text:style-name="P76"/>
      <text:p text:style-name="P76">-&gt;addSource()</text:p>
      <text:p text:style-name="P76">-&gt;runCrawler()</text:p>
      <text:p text:style-name="P42"/>
      <text:h text:style-name="P100" text:outline-level="1"><text:bookmark-start text:name="__RefHeading__2337_545331494"/>Fonction de manipulation de fichier<text:bookmark-end text:name="__RefHeading__2337_545331494"/></text:h>
      <text:h text:style-name="Heading_20_2" text:outline-level="2"><text:bookmark-start text:name="__RefHeading__2321_545331494"/><text:soft-page-break/><text:span text:style-name="T24">R</text:span>en<text:span text:style-name="T49">ommage</text:span><text:bookmark-end text:name="__RefHeading__2321_545331494"/></text:h>
      <text:h text:style-name="Method" text:outline-level="2">renameFiles()</text:h>
      <text:p text:style-name="P57">Les fichiers sont renommés en fonction du schéma de transformation de <text:span text:style-name="code">outputFileName</text:span><text:span text:style-name="T50">.</text:span></text:p>
      <text:p text:style-name="P59"><text:span text:style-name="T49">Par exemple :</text:span> </text:p>
      <text:p text:style-name="Code">outputFileName=[qr/(.*)[.]txt/,"$1.fr.txt"]<text:span text:style-name="T49"> # renomme </text:span>mytext.txt <text:span text:style-name="T49">en</text:span> mytext.fr.txt</text:p>
      <text:p text:style-name="Standard"/>
      <text:p text:style-name="P44"><text:span text:style-name="T49">Attention, c'est une fonction dangereuse, puisqu'elle agit directement sur les fichiers en entrée. Un schéma de renommage défaillant peut écraser vos données. Par défaut aucun renommage n'est effectué, et la fonction tourne à blanc : cela permet de contrôler si le renommage est correct. On peut ensuite relancer l'exécution avec le paramètre </text:span><text:span text:style-name="code">confirm='yes'</text:span><text:span text:style-name="T49">.</text:span></text:p>
      <text:p text:style-name="Standard"/>
      <text:h text:style-name="Heading_20_3" text:outline-level="3"><text:span text:style-name="T50">Paramètres</text:span> : </text:h>
      <text:p text:style-name="Standard">- <text:span text:style-name="T2">outputFileName</text:span> :<text:span text:style-name="T50"> cf. ci-dessus.</text:span></text:p>
      <text:p text:style-name="P44">- <text:span text:style-name="T2">confirm</text:span> : string - <text:span text:style-name="T50">si</text:span> "yes" <text:span text:style-name="T50">le renommage sera effectué réellement, sinon, ce sera une simple simulation.</text:span></text:p>
      <text:p text:style-name="Standard"/>
      <text:p text:style-name="Code">outputFileName=[qr/(.*)[.]txt/,'$1.fr.txt'] </text:p>
      <text:p text:style-name="P70">-&gt;renameFiles(<text:span text:style-name="T50">{'confirm'=&gt;'yes'}</text:span>)</text:p>
      <text:p text:style-name="Standard"/>
      <text:p text:style-name="P49"><text:span text:style-name="T50">Le fait d'insérer le paramètre</text:span><text:span text:style-name="code"> confirm='yes'</text:span><text:span text:style-name="T50"> directement dans les arguments de la fonction fait que le paramètre ne sera pas mémorisé dans les prochains appels.</text:span></text:p>
      <text:h text:style-name="P79" text:outline-level="2">Fusion de fichier</text:h>
      <text:h text:style-name="P2" text:outline-level="2">mergeFiles()</text:h>
      <text:p text:style-name="P32">Permet de regrouper plusieurs fichiers en un seul.</text:p>
      <text:h text:style-name="P87" text:outline-level="3"><text:span text:style-name="T50">Paramètres</text:span> :</text:h>
      <text:p text:style-name="P43">- <text:span text:style-name="T2">fileSeparator</text:span> : string -<text:span text:style-name="T50"> une chaine séparant les fichiers réunis</text:span></text:p>
      <text:p text:style-name="P53"/>
      <text:p text:style-name="P53">N.B. : <text:s/>outputFileName <text:span text:style-name="T51">doit être une simple chaine de caractères.</text:span></text:p>
      <text:p text:style-name="P43"/>
      <text:p text:style-name="P65">outputFileName=<text:span text:style-name="T51">'</text:span>all.html.txt'</text:p>
      <text:p text:style-name="P65">-&gt;mergeFiles()</text:p>
      <text:p text:style-name="P43"/>
      <text:h text:style-name="P101" text:outline-level="1"><text:bookmark-start text:name="__RefHeading__2339_545331494"/>Encodage et formattage<text:bookmark-end text:name="__RefHeading__2339_545331494"/></text:h>
      <text:p text:style-name="P9"/>
      <text:h text:style-name="Heading_20_2" text:outline-level="2"><text:soft-page-break/>Encod<text:span text:style-name="T51">age</text:span></text:h>
      <text:h text:style-name="P2" text:outline-level="2">convertEncoding()</text:h>
      <text:h text:style-name="Heading_20_3" text:outline-level="3">Param<text:span text:style-name="T52">è</text:span>t<text:span text:style-name="T51">res</text:span> : </text:h>
      <text:p text:style-name="P43">- <text:span text:style-name="T2">fromEncoding</text:span> : string - valeur par défaut="iso-8859-1"</text:p>
      <text:p text:style-name="P43">- <text:span text:style-name="T2">toEncoding</text:span> : string - valeur par défaut="utf8"</text:p>
      <text:p text:style-name="P43"/>
      <text:p text:style-name="P65"/>
      <text:p text:style-name="P65">filePattern=qr/VER2000.V0.txt$/, </text:p>
      <text:p text:style-name="P65">inputDir='./data/test', <text:s/></text:p>
      <text:p text:style-name="P65">outputDir='./data/test',</text:p>
      <text:p text:style-name="P65">fromEncoding=<text:span text:style-name="T51">'</text:span>cp1252<text:span text:style-name="T51">'</text:span>,</text:p>
      <text:p text:style-name="P65">toEncoding=<text:span text:style-name="T51">'</text:span>utf8<text:span text:style-name="T51">'</text:span>,</text:p>
      <text:p text:style-name="P65">outputFileName=[qr/\.(\w\w\w)$/i,'.utf8.$<text:span text:style-name="T51">1</text:span>'] </text:p>
      <text:p text:style-name="P65"/>
      <text:p text:style-name="P65"/>
      <text:p text:style-name="P65">-&gt;convertEncoding();</text:p>
      <text:p text:style-name="P43"/>
      <text:h text:style-name="Heading_20_2" text:outline-level="2"><text:span text:style-name="T51">Conversion</text:span> HTML <text:span text:style-name="T51">vers</text:span> txt</text:h>
      <text:h text:style-name="P2" text:outline-level="2">html2txt()</text:h>
      <text:h text:style-name="Heading_20_3" text:outline-level="3">Param<text:span text:style-name="T52">è</text:span>t<text:span text:style-name="T51">res</text:span> : </text:h>
      <text:p text:style-name="P51">- deleteTags : list of string - <text:span text:style-name="T52">les </text:span>tags <text:span text:style-name="T52">dont le contenu sera supprimés</text:span> - valeur par défaut = ["script","style","head","nav"]</text:p>
      <text:p text:style-name="P51">- blockTags : list of string - <text:span text:style-name="T52">les </text:span>tags <text:span text:style-name="T52">qui seront remplacés par un saut de ligne à la fermeture</text:span> - valeur par défaut = ["p","div","h1","h2","h3","li","br","hr","td","section","header","footer"]</text:p>
      <text:p text:style-name="P51"/>
      <text:p text:style-name="P43"/>
      <text:p text:style-name="P65"/>
      <text:p text:style-name="P71">filePattern=qr/[.]html$/</text:p>
      <text:p text:style-name="P71">inputDir=&gt;<text:span text:style-name="T51">'</text:span>./data/crawler/figaro<text:span text:style-name="T51">'</text:span></text:p>
      <text:p text:style-name="P71">outputDir=<text:span text:style-name="T51">'</text:span>./data/txt<text:span text:style-name="T51">'</text:span></text:p>
      <text:p text:style-name="P71">outputFileName=[qr/[.]html$/i,'.html.txt'] </text:p>
      <text:p text:style-name="P65"/>
      <text:p text:style-name="P65">-&gt;html2txt()</text:p>
      <text:p text:style-name="P43"/>
      <text:h text:style-name="Heading_20_2" text:outline-level="2"><text:bookmark-start text:name="__RefHeading__2323_545331494"/><text:span text:style-name="T51">Rechercher remplacer</text:span> <text:bookmark-end text:name="__RefHeading__2323_545331494"/></text:h>
      <text:h text:style-name="Method" text:outline-level="2">findAndReplace()</text:h>
      <text:h text:style-name="Heading_20_3" text:outline-level="3">Param<text:span text:style-name="T52">ètre</text:span>s : </text:h>
      <text:p text:style-name="P62">- <text:span text:style-name="T2">patternFile</text:span> : string <text:s/>- <text:span text:style-name="T65">nom d'un fichier </text:span>CSV <text:span text:style-name="T65">contenant des lignes de la forme :</text:span></text:p>
      <text:p text:style-name="P62"><text:span text:style-name="T65">pattern_de_recherche</text:span> \t <text:span text:style-name="T65">chaine_de_remplacement</text:span>\n</text:p>
      <text:p text:style-name="Standard"><text:soft-page-break/>- <text:span text:style-name="T2">searchReplacePatterns</text:span> : list of pairs [q<text:span text:style-name="T19">r</text:span>/pattern/,string]</text:p>
      <text:p text:style-name="Standard"/>
      <text:p text:style-name="Code"/>
      <text:p text:style-name="Code">inputDir='./data/t<text:span text:style-name="T66">xt</text:span>'</text:p>
      <text:p text:style-name="Code">outputDir='./data/<text:span text:style-name="T66">xml</text:span>'</text:p>
      <text:p text:style-name="Code">filePattern=qr/V0[.]txt$/</text:p>
      <text:p text:style-name="Code">outputFileName=[qr/.txt<text:span text:style-name="T66">$</text:span>/,'.<text:span text:style-name="T66">xml</text:span>']</text:p>
      <text:p text:style-name="Code">searchReplacePatterns=[</text:p>
      <text:p text:style-name="Code"><text:tab/>[qr/<text:span text:style-name="T66">&amp;</text:span>/,"<text:span text:style-name="T66">&amp;amp;</text:span>"],</text:p>
      <text:p text:style-name="Code"><text:tab/>[qr/<text:span text:style-name="T66">&lt;</text:span>/,"<text:span text:style-name="T66">&amp;lt;</text:span>"],</text:p>
      <text:p text:style-name="P74"><text:tab/>[qr/<text:span text:style-name="T66">&gt;</text:span>/,"<text:span text:style-name="T66">&amp;gt;</text:span>"],</text:p>
      <text:p text:style-name="P74"><text:tab/>] </text:p>
      <text:p text:style-name="Code"/>
      <text:p text:style-name="Code">-&gt;findAndReplace()</text:p>
      <text:p text:style-name="Text_20_body"/>
      <text:h text:style-name="P80" text:outline-level="2">Extracti<text:span text:style-name="T65">on de </text:span>statisti<text:span text:style-name="T65">ques</text:span></text:h>
      <text:h text:style-name="P3" text:outline-level="2"><text:span text:style-name="T31">extractStats</text:span>()</text:h>
      <text:p text:style-name="P36">Extrait, pour chaque fichier traités, le nombre de paragraphes, de caractères et de mots. </text:p>
      <text:h text:style-name="P88" text:outline-level="3">Parameters : </text:h>
      <text:p text:style-name="P52">- <text:span text:style-name="T10">outputFilename</text:span> : string - <text:span text:style-name="T66">le nom du fichier unique recueillant toutes les statistiques. Ce nom doit être une constante, c'est pourquoi on n'a pas de schéma de nommage [qr/pattern/,'string'] </text:span></text:p>
      <text:p text:style-name="P54"/>
      <text:p text:style-name="P75">-&gt;<text:span text:style-name="T31">extractStats</text:span>()</text:p>
      <text:p text:style-name="Text_20_body"/>
      <text:h text:style-name="P102" text:outline-level="1"><text:bookmark-start text:name="__RefHeading__1016_1981162923"/>Etiquetage<text:bookmark-end text:name="__RefHeading__1016_1981162923"/></text:h>
      <text:h text:style-name="Heading_20_2" text:outline-level="2"><text:span text:style-name="T25">Ajout de balises</text:span> &lt;p&gt; </text:h>
      <text:h text:style-name="Method" text:outline-level="2">addParaTag()</text:h>
      <text:h text:style-name="Heading_20_3" text:outline-level="3">Parameters</text:h>
      <text:p text:style-name="P8">- <text:span text:style-name="T2">noEmptyPara</text:span> : boolean - <text:span text:style-name="T66">si</text:span> 1, <text:span text:style-name="T66">plusieurs saut de lignes consécutifs seront remplacés par une seule balise &lt;p&gt;</text:span></text:p>
      <text:p text:style-name="P8"/>
      <text:p text:style-name="Code"/>
      <text:p text:style-name="Code">inputDir="./data/langages/txt"</text:p>
      <text:p text:style-name="Code">outputDir=&gt;"./data/langages/<text:span text:style-name="T66">para</text:span>"</text:p>
      <text:p text:style-name="Code">filePattern=&gt;qr/pdf.txt$/</text:p>
      <text:p text:style-name="Code">outputFileName=&gt;[qr/<text:span text:style-name="T66">.</text:span>txt$/i,'.para.txt']</text:p>
      <text:p text:style-name="Code">fileEncoding=&gt;'iso-8859-1'</text:p>
      <text:p text:style-name="Code">noEmptyPara=&gt;1</text:p>
      <text:p text:style-name="Code"/>
      <text:p text:style-name="Code"><text:soft-page-break/>-&gt;addParaTag()</text:p>
      <text:p text:style-name="Text_20_body"/>
      <text:h text:style-name="Heading_20_2" text:outline-level="2"><text:bookmark-start text:name="__RefHeading__2327_545331494"/><text:span text:style-name="T25">T</text:span>oken<text:span text:style-name="T25">isation</text:span><text:bookmark-end text:name="__RefHeading__2327_545331494"/></text:h>
      <text:h text:style-name="Method" text:outline-level="2">tokenize()</text:h>
      <text:h text:style-name="Heading_20_3" text:outline-level="3">Parameters :</text:h>
      <text:p text:style-name="Standard">- <text:span text:style-name="T2">language</text:span> : string - the language of texts (in order to load corresponding grammar and dics) - default = "fr"</text:p>
      <text:p text:style-name="Standard">- <text:span text:style-name="T2">dicPath</text:span> : string - the path to the directory that contains the dictionaries - default='./dics'</text:p>
      <text:p text:style-name="Standard">- <text:span text:style-name="T2">grmPath</text:span> : string - the path to the directory that contains the grammar rules - default='./grm'</text:p>
      <text:p text:style-name="Standard">- <text:span text:style-name="T2">tokSeparator</text:span> : string - the separator char that will be inserted between every token - default="\n",</text:p>
      <text:p text:style-name="Standard">- <text:span text:style-name="T2">printType</text:span> : boolean - if true, the type of the token is printed - default=0,</text:p>
      <text:p text:style-name="Standard">- <text:span text:style-name="T2">typeSeparator</text:span> : string - the character separating the token and the type tag - default="\t",</text:p>
      <text:p text:style-name="Standard">- <text:span text:style-name="T2">newLineTa</text:span><text:span text:style-name="T4">g</text:span> : string - the string that reprensents a newline char - default="&lt;<text:span text:style-name="T19">br/</text:span>&gt;",</text:p>
      <text:p text:style-name="Standard">- <text:span text:style-name="T2">defaultRules</text:span> : the set of default rules that are used to tokenize without a specific (see PerlNLPToolKit.pm for more details on the rules)</text:p>
      <text:p text:style-name="Standard"/>
      <text:p text:style-name="Code"/>
      <text:p text:style-name="Code">inputDir='./data/<text:span text:style-name="T66">txt</text:span>'</text:p>
      <text:p text:style-name="Code">outputDir='./data/<text:span text:style-name="T66">tok</text:span>'</text:p>
      <text:p text:style-name="Code">fileEncoding="utf8"</text:p>
      <text:p text:style-name="Code">filePattern=qr/[.]txt$/</text:p>
      <text:p text:style-name="Code">outputFileName=[qr/<text:span text:style-name="T66">.</text:span>txt$/,'<text:span text:style-name="T66">.</text:span>txt.tok']</text:p>
      <text:p text:style-name="Code"/>
      <text:p text:style-name="Code">-&gt;tokenize()</text:p>
      <text:p text:style-name="Standard"/>
      <text:h text:style-name="P81" text:outline-level="2"><text:bookmark-start text:name="__RefHeading__2329_545331494"/>Etiquetage avec Treetagger<text:bookmark-end text:name="__RefHeading__2329_545331494"/></text:h>
      <text:h text:style-name="Method" text:outline-level="2">runTreetagger()</text:h>
      <text:p text:style-name="Standard">- <text:span text:style-name="T2">treetaggerPath</text:span> : string - treetagger install path - must be set for any installation </text:p>
      <text:p text:style-name="Standard">- <text:span text:style-name="T2">treetaggerOptions</text:span> : string - treetagger options - default="-token -lemma -sgml -no-unknown"</text:p>
      <text:p text:style-name="Standard">- <text:span text:style-name="T2">treetaggerLanguage</text:span> : string - treetagger language - default="french-utf8" (the parameters file must be treetaggerPath/lib/treetaggerLanguage.par)</text:p>
      <text:p text:style-name="Standard">- <text:span text:style-name="T2">treetaggerAppName</text:span> : string - treetagger binary executable - default='tree-tagger' (for windows 'tree-tagger.exe')</text:p>
      <text:p text:style-name="Standard">- <text:span text:style-name="T2">tokenize</text:span> : boolean - if false, no tokenization is done<text:span text:style-name="T66"> (files are supposed to be already tokenized)</text:span></text:p>
      <text:p text:style-name="Standard">- <text:span text:style-name="T2">treetaggerTokenizer</text:span> : string - the name of the tokenizer, wich must be installed in treetaggerPath/cmd - default='tokenize.perl'</text:p>
      <text:p text:style-name="Standard">- <text:span text:style-name="T2">treetaggerUTF8Tokenizer</text:span> : string - the name of the tokenizer for utf8 files, wich must be installed in treetaggerPath/cmd - default='utf8-tokenize.perl'</text:p>
      <text:p text:style-name="P39"/>
      <text:p text:style-name="Standard"><text:tab/></text:p>
      <text:p text:style-name="Code"/>
      <text:p text:style-name="Code">filePattern=qr/(.*).txt.tok$/</text:p>
      <text:p text:style-name="Code"><text:soft-page-break/>inputDir='./data/test'</text:p>
      <text:p text:style-name="Code">outputDir='./data/test'</text:p>
      <text:p text:style-name="Code">outputFileName=[qr/(.*).txt.tok$/i,'$1.txt.tok.ttg']</text:p>
      <text:p text:style-name="Code">tokenize=0</text:p>
      <text:p text:style-name="Code"/>
      <text:p text:style-name="Code">-&gt;runTreetagger()</text:p>
      <text:p text:style-name="Standard"/>
      <text:h text:style-name="P1" text:outline-level="2">postTreetagger()</text:h>
      <text:p text:style-name="P38">Treetagger postprocessing : add the spaces to the surface form, <text:span text:style-name="T22">and if necessary add &lt;s&gt; tags (note that it may be added after &lt;p&gt; tags, but no other tags.</text:span></text:p>
      <text:h text:style-name="Heading_20_3" text:outline-level="3">Parameters :</text:h>
      <text:p text:style-name="P37">- <text:span text:style-name="T2">addSentTag</text:span> : boolean - if 1 add sentence tags &lt;s id='sid'&gt;...&lt;/s&gt; around each sentence (the sentence boundaries are given by treetagger SENT token, and by &lt;p&gt; tags if they exist).</text:p>
      <text:p text:style-name="Standard"/>
      <text:p text:style-name="Code">-&gt;postTreetagger()</text:p>
      <text:p text:style-name="Standard"/>
      <text:h text:style-name="P103" text:outline-level="1"><text:bookmark-start text:name="__RefHeading__1018_1981162923"/>Searching expressions<text:bookmark-end text:name="__RefHeading__1018_1981162923"/></text:h>
      <text:p text:style-name="P18"/>
      <text:h text:style-name="Method" text:outline-level="2">search()</text:h>
      <text:h text:style-name="P89" text:outline-level="3">Search patterns in a 3 columns CSV file : FORM tab POS tab LEM (treetagger like)</text:h>
      <text:h text:style-name="Heading_20_3" text:outline-level="3">Parameters</text:h>
      <text:p text:style-name="P10"/>
      <text:p text:style-name="P10"><text:tab/>'DET ADJ NOM' - using the POS tag that are defined in ./grm/tagset.xx.txt</text:p>
      <text:p text:style-name="P17"><text:tab/>'%faire NOM' -% sym</text:p>
      <text:p text:style-name="P17">- <text:span text:style-name="T2">language</text:span> : string - valeur par défaut='fr'. The tagset language (cf. ./grm/tagset.xx.txt)</text:p>
      <text:p text:style-name="P10">- <text:span text:style-name="T2">outputConcord</text:span> : boolean - if 1, concord file is created, adding 'concord' to outputFilename</text:p>
      <text:p text:style-name="P10">- <text:span text:style-name="T2">outputConcordFormat</text:span> : string ('kwik'|'xml') - the format of ouput concord file</text:p>
      <text:p text:style-name="P10">- <text:span text:style-name="T2">outputIndex</text:span> : if 1, index file is created, adding 'index' to outputFilename</text:p>
      <text:p text:style-name="P10">- <text:span text:style-name="T2">outputStat</text:span> : if 1, stat file is created, adding 'stat' to outputFilename</text:p>
      <text:p text:style-name="P10">- <text:span text:style-name="T2">span</text:span> : integer or string (number|'sent') - the size of the right and left contextual window</text:p>
      <text:p text:style-name="P10">- <text:span text:style-name="T2">spanUnit</text:span> : string ('char'|'token') - the span size unit</text:p>
      <text:p text:style-name="P14">- <text:span text:style-name="T2">queries</text:span> : list ref - the query list - bol indicates a lemma</text:p>
      <text:p text:style-name="P10"><text:tab/>'%avoir &lt;&gt;{,4} peur' - &lt;&gt; indicates any token - regex operators as *+{} ? can be used</text:p>
      <text:p text:style-name="P10">- <text:span text:style-name="T2">queryFile</text:span> : string - a file with one query per line</text:p>
      <text:p text:style-name="P10">- <text:span text:style-name="T2">countBy</text:span> : string ('query'|'lemma'|'form'|'cat') - indicates which feature is used to represent expressions in statistics</text:p>
      <text:p text:style-name="P11">- <text:span text:style-name="T2">groupByFile</text:span> : boolean - all the results are grouped independently for each files. If 0, all the data are merged independently of the source file</text:p>
      <text:p text:style-name="P11"><text:span text:style-name="T2">- sortBy</text:span> : list ref - the list of sorting keys e.g. ['F','expr']<text:tab/>- keys are ('F'|'F&lt;'|'expr'|'right'|'left'|'pos') </text:p>
      <text:p text:style-name="P11"><text:tab/>'F&lt;' means <text:s/>by ascending order of frequency for counted entries, </text:p>
      <text:p text:style-name="P11"><text:tab/>'F' means <text:s/>by descending order of frequency, </text:p>
      <text:p text:style-name="P11"><text:tab/>'left' mean by the end of the left context, </text:p>
      <text:p text:style-name="P19"><text:tab/>'pos' means in the text position order</text:p>
      <text:p text:style-name="P12"><text:span text:style-name="T2">- </text:span><text:span text:style-name="T8">tokenSeparator</text:span> : <text:span text:style-name="T29">string - by default empty. Use " "if the tokenizer does not keep the spaces between forms (as treetagger tokenizer).</text:span></text:p>
      <text:p text:style-name="P13"><text:span text:style-name="T2">- </text:span><text:span text:style-name="T9">privateTagset</text:span> : <text:span text:style-name="T30">hash ref - by default empty. A specific tagset with additional tags used in the queries (keys are the tag used in the queries, values are their translation in the corpus) </text:span></text:p>
      <text:list xml:id="list5692326949102853715" text:style-name="L2">
        <text:list-header>
          <text:p text:style-name="P96"/>
        </text:list-header>
      </text:list>
      <text:p text:style-name="P10">Example : </text:p>
      <text:p text:style-name="Code">$pipeline-&gt;setParam( {</text:p>
      <text:p text:style-name="Code"><text:tab/>language=&gt;'fr',</text:p>
      <text:p text:style-name="Code"><text:soft-page-break/><text:tab/>inputDir=&gt;'./data/langages/ttg2',</text:p>
      <text:p text:style-name="Code"><text:tab/>filePattern=&gt;qr/.*/,</text:p>
      <text:p text:style-name="Code"><text:tab/>outputDir=&gt;'./data/langages/searchResult',</text:p>
      <text:p text:style-name="Code"><text:tab/>outputConcord=&gt;1,</text:p>
      <text:p text:style-name="Code"><text:tab/>outputStat=&gt;1,<text:tab/></text:p>
      <text:p text:style-name="Code"><text:tab/>outputConcordFormat=&gt;"kwik",</text:p>
      <text:p text:style-name="Code"><text:tab/>queries=&gt;['DET ADJ NOM'],</text:p>
      <text:p text:style-name="Code"><text:tab/>countBy=&gt;'form',</text:p>
      <text:p text:style-name="Code"><text:tab/>sortBy=&gt;['F','expr'],</text:p>
      <text:p text:style-name="Code"><text:tab/>outputFileName=&gt;[qr/(.*)/i,'$1.DET_ADJ_NOM'],</text:p>
      <text:p text:style-name="Code"><text:tab/>groupByFile=&gt;0</text:p>
      <text:p text:style-name="Code">});</text:p>
      <text:p text:style-name="Code"/>
      <text:p text:style-name="Code">$pipeline-&gt;search(); </text:p>
      <text:h text:style-name="P104" text:outline-level="1"><text:bookmark-start text:name="__RefHeading___Toc8490_1342506782"/>Parallel corpus processing<text:bookmark-end text:name="__RefHeading___Toc8490_1342506782"/></text:h>
      <text:p text:style-name="P20"/>
      <text:h text:style-name="P4" text:outline-level="2"><text:span text:style-name="T33">runAlineaLite</text:span>()</text:h>
      <text:h text:style-name="P90" text:outline-level="3">Bilingual alignment using AlineaLite</text:h>
      <text:h text:style-name="P91" text:outline-level="3">Parameters</text:h>
      <text:p text:style-name="P14">- <text:span text:style-name="T12">filePattern</text:span> : <text:span text:style-name="T33">pattern</text:span> - <text:span text:style-name="T33">the filePattern must capture in $1 the commonName of L1 and L2 files (p.ex. for myfile.en.txt &amp;&amp; myfile.fr.txt → /(.*)\.\w\w\.\w\w\w$</text:span>)</text:p>
      <text:p text:style-name="P14">- <text:span text:style-name="T13">inputDirL1</text:span> : string <text:s/>- the <text:span text:style-name="T34">directory of L1 files</text:span></text:p>
      <text:p text:style-name="P15">- <text:span text:style-name="T13">inputDirL2</text:span> : string <text:s/>- the <text:span text:style-name="T34">directory of L2 files</text:span></text:p>
      <text:p text:style-name="P15">- <text:span text:style-name="T13">languagePattern</text:span><text:span text:style-name="T34"> : /pattern/ - in $1, the language code for L1 or L2 file (obligatory in <text:s/></text:span><text:span text:style-name="T21">inputDirL1 and inputDirL2 are not set)</text:span></text:p>
      <text:p text:style-name="P14">- <text:span text:style-name="T2">output</text:span><text:span text:style-name="T12">Dir</text:span> : <text:span text:style-name="T33">string </text:span><text:s/>- <text:span text:style-name="T33">as usual</text:span></text:p>
      <text:p text:style-name="P14">- <text:span text:style-name="T2">output</text:span><text:span text:style-name="T12">FileName</text:span> : <text:span text:style-name="T33">[qr/pattern/,string] </text:span><text:s/>- <text:span text:style-name="T33">the transformation scheme must be based on L1 files</text:span></text:p>
      <text:p text:style-name="P15">- <text:span text:style-name="T13">inputFormat</text:span> : <text:span text:style-name="T34">string - txt, ttg, ces, xml, xip</text:span></text:p>
      <text:p text:style-name="P15">- <text:span text:style-name="T13">outputFormat</text:span> : <text:span text:style-name="T34">string - cesalign,html,tmx,full_tmx,txt,txt12</text:span></text:p>
      <text:p text:style-name="P15"/>
      <text:h text:style-name="P5" text:outline-level="2"><text:span text:style-name="T34">convertParaCorp</text:span>()</text:h>
      <text:h text:style-name="P92" text:outline-level="3">Parallel corpus conversion</text:h>
      <text:h text:style-name="P94" text:outline-level="3">Parameters</text:h>
      <text:p text:style-name="P15">- <text:span text:style-name="T12">filePattern</text:span> : <text:span text:style-name="T33">pattern</text:span> - <text:span text:style-name="T33">the filePattern must be set on alignment files</text:span></text:p>
      <text:p text:style-name="P21">- <text:span text:style-name="T2">commonNamePattern</text:span> : /pattern/ - in $1, the name that is shared between alignment file and source files</text:p>
      <text:p text:style-name="P21">- <text:span text:style-name="T2">languagePattern</text:span> : /pattern/ - in $1, the language code for a source file</text:p>
      <text:p text:style-name="P21">- <text:span text:style-name="T2">monoInputDirs</text:span> : hash - $language=&gt;string - the dirs of source files for each language. If not set, inputDir is taken and 'languages' must be set</text:p>
      <text:p text:style-name="P21">- <text:span text:style-name="T2">monoOutputDirs</text:span> : hash - $language=&gt;string - the dirs of target files for each language. If not set, outputDir is taken and 'languages' must be set</text:p>
      <text:p text:style-name="P21">- <text:span text:style-name="T2">createMonoFiles</text:span> : boolean - indicates if monolingual files have to be created (for format : ces, txt, csv)</text:p>
      <text:p text:style-name="P21">- <text:span text:style-name="T2">loadTokGrammars</text:span> : boolean - indicates if language dependent tokenization grammar have to be loaded</text:p>
      <text:p text:style-name="P21">- <text:span text:style-name="T2">inputFormat</text:span> : txt, tmx, ces, xml</text:p>
      <text:p text:style-name="P21">- <text:span text:style-name="T2">outputFormat</text:span> : txt, tmx, ces, xml</text:p>
      <text:p text:style-name="P15"/>
      <text:h text:style-name="P6" text:outline-level="2"><text:soft-page-break/><text:span text:style-name="T35">mergeParaCorp</text:span>()</text:h>
      <text:h text:style-name="P93" text:outline-level="3">Parallel corpus merging in one output file</text:h>
      <text:h text:style-name="P95" text:outline-level="3">Parameters</text:h>
      <text:p text:style-name="P16">- <text:span text:style-name="T12">filePattern</text:span> : <text:span text:style-name="T33">pattern</text:span> - <text:span text:style-name="T33">the filePattern must be set on alignment files</text:span></text:p>
      <text:p text:style-name="P22"><text:span text:style-name="T35">- </text:span><text:span text:style-name="T14">mergedName</text:span><text:span text:style-name="T35"> : string - used instead of outputFileName : defines the common name for output files name.l1-l2-ln.ext name.l1.ext name.l2.ext etc.</text:span></text:p>
      <text:p text:style-name="P22">- <text:span text:style-name="T2">commonNamePattern</text:span> : /pattern/ - in $1, the name that is shared between alignment file and source files</text:p>
      <text:p text:style-name="P22">- <text:span text:style-name="T2">languagePattern</text:span> : /pattern/ - in $1, the language code for a source file</text:p>
      <text:p text:style-name="P22">- <text:span text:style-name="T2">monoInputDirs</text:span> : hash - $language=&gt;string - the dirs of source files for each language. If not set, inputDir is taken and 'languages' must be set</text:p>
      <text:p text:style-name="P22">- <text:span text:style-name="T2">monoOutputDirs</text:span> : hash - $language=&gt;string - the dirs of target files for each language. If not set, outputDir is taken and 'languages' must be set</text:p>
      <text:p text:style-name="P22">- <text:span text:style-name="T2">createMonoFiles</text:span> : boolean - indicates if monolingual files have to be created (for format : ces, txt, csv)</text:p>
      <text:p text:style-name="P22">- <text:span text:style-name="T2">inputFormat</text:span> : txt, tmx, ces, xml</text:p>
      <text:p text:style-name="P22">- <text:span text:style-name="T2">outputFormat</text:span> : txt, tmx, ces, xml</text:p>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next-style-name="Text_20_body" style:default-outline-level="1" style:class="text">
      <style:paragraph-properties fo:margin-top="0.199cm" fo:margin-bottom="0.199cm" loext:contextual-spacing="false"/>
      <style:text-properties style:font-name="Arial1" fo:font-family="Arial" style:font-style-name="Gras" style:font-family-generic="swiss" style:font-pitch="variable" fo:font-size="20pt" fo:font-weight="bold" style:font-size-asian="20pt" style:font-weight-asian="bold" style:font-size-complex="20pt" style:font-weight-complex="bold"/>
    </style:style>
    <style:style style:name="Code" style:family="paragraph" style:parent-style-name="Standard">
      <style:paragraph-properties fo:margin-left="0.744cm" fo:margin-right="0.004cm" fo:text-indent="0cm" style:auto-text-indent="false" fo:padding="0.25cm" fo:border="0.06pt solid #000000" style:shadow="none"/>
      <style:text-properties style:font-name="Courier 10 Pitch" fo:font-family="'Courier 10 Pitch'" style:font-pitch="fixed"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6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2pt" style:font-weight-complex="bold"/>
    </style:style>
    <style:style style:name="Method" style:family="paragraph" style:parent-style-name="Heading_20_2" style:default-outline-level="2" style:list-style-name="">
      <style:paragraph-properties fo:padding="0.199cm" fo:border-left="none" fo:border-right="none" fo:border-top="none" fo:border-bottom="0.06pt solid #000000" style:shadow="none"/>
      <style:text-properties style:font-name="Courier 10 Pitch" fo:font-family="'Courier 10 Pitch'" style:font-pitch="fixed" fo:font-size="12pt" fo:font-style="normal" style:font-size-asian="12pt" style:font-style-asian="normal" style:font-size-complex="12pt" style:font-style-complex="normal"/>
    </style:style>
    <style:style style:name="Grand_20_Titre" style:display-name="Grand Titre" style:family="paragraph" style:parent-style-name="Heading_20_1" style:default-outline-level="" style:list-style-name=""/>
    <style:style style:name="Grand_20_titre" style:display-name="Grand titre" style:family="paragraph" style:parent-style-name="Text_20_body">
      <style:paragraph-properties fo:text-align="center" style:justify-single-word="false"/>
      <style:text-properties style:font-name="Arial" fo:font-family="Arial" style:font-family-generic="swiss" style:font-pitch="variable" fo:font-size="16pt" style:font-size-asian="16pt" style:font-size-complex="1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0.499cm"/>
          <style:tab-stop style:position="1cm"/>
          <style:tab-stop style:position="17cm"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de" style:family="text">
      <style:text-properties style:font-name="Courier 10 Pitch" fo:font-family="'Courier 10 Pitch'" style:font-pitch="fixed" fo:font-size="10pt" officeooo:rsid="0041b0dc" style:font-size-asian="10pt" style:font-size-complex="10p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Kraif</meta:initial-creator>
    <meta:creation-date>2014-04-01T12:57:15</meta:creation-date>
    <dc:date>2019-02-22T17:13:07.289941254</dc:date>
    <meta:editing-duration>P1DT22H7M50S</meta:editing-duration>
    <meta:editing-cycles>38</meta:editing-cycles>
    <meta:generator>LibreOffice/5.1.6.2$Linux_X86_64 LibreOffice_project/10m0$Build-2</meta:generator>
    <dc:creator>Olivier Kraif</dc:creator>
    <meta:document-statistic meta:table-count="0" meta:image-count="0" meta:object-count="0" meta:page-count="15" meta:paragraph-count="350" meta:word-count="3817" meta:character-count="25802" meta:non-whitespace-character-count="22239"/>
  </office:meta>
</office:document-meta>
</file>